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10000000101B5106C7.gif"/>
  <manifest:file-entry manifest:media-type="image/gif" manifest:full-path="Pictures/1000020000000010000000104191C4BD.gif"/>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3.964cm" fo:min-width="12.766cm"/>
    </style:style>
    <style:style style:name="pr1" style:family="presentation" style:parent-style-name="標準-title">
      <style:graphic-properties draw:fill-color="#ffffff" draw:auto-grow-height="true" fo:min-height="3.364cm"/>
    </style:style>
    <style:style style:name="pr2" style:family="presentation" style:parent-style-name="標準-outline1" style:list-style-name="L2">
      <style:graphic-properties draw:fill-color="#ffffff" draw:auto-grow-height="true" fo:min-height="16.068cm"/>
    </style:style>
    <style:style style:name="pr3" style:family="presentation" style:parent-style-name="標準-notes" style:list-style-name="L6">
      <style:graphic-properties draw:fill-color="#ffffff" draw:auto-grow-height="true" fo:min-height="11.41cm"/>
    </style:style>
    <style:style style:name="pr4" style:family="presentation" style:parent-style-name="標準-outline1" style:list-style-name="L2">
      <style:graphic-properties draw:fill-color="#ffffff" draw:auto-grow-height="true" fo:min-height="14.272cm"/>
    </style:style>
    <style:style style:name="pr5" style:family="presentation" style:parent-style-name="標準-notes" style:list-style-name="L6">
      <style:graphic-properties draw:fill-color="#ffffff" draw:auto-grow-height="true" fo:min-height="11.41cm"/>
    </style:style>
    <style:style style:name="pr6" style:family="presentation" style:parent-style-name="標準-outline1" style:list-style-name="L2">
      <style:graphic-properties draw:fill-color="#ffffff" draw:auto-grow-height="true" fo:min-height="14.272cm"/>
    </style:style>
    <style:style style:name="pr7" style:family="presentation" style:parent-style-name="標準-notes" style:list-style-name="L6">
      <style:graphic-properties draw:fill-color="#ffffff" draw:auto-grow-height="true" fo:min-height="11.41cm"/>
    </style:style>
    <style:style style:name="pr8" style:family="presentation" style:parent-style-name="標準-outline1" style:list-style-name="L2">
      <style:graphic-properties draw:fill-color="#ffffff" draw:auto-grow-height="true" fo:min-height="14.272cm"/>
    </style:style>
    <style:style style:name="pr9" style:family="presentation" style:parent-style-name="標準-notes" style:list-style-name="L6">
      <style:graphic-properties draw:fill-color="#ffffff" draw:auto-grow-height="true" fo:min-height="11.41cm"/>
    </style:style>
    <style:style style:name="pr10" style:family="presentation" style:parent-style-name="標準-outline1" style:list-style-name="L2">
      <style:graphic-properties draw:fill-color="#ffffff" draw:auto-grow-height="true" fo:min-height="15.574cm"/>
    </style:style>
    <style:style style:name="pr11" style:family="presentation" style:parent-style-name="標準-notes" style:list-style-name="L6">
      <style:graphic-properties draw:fill-color="#ffffff" draw:auto-grow-height="true" fo:min-height="11.41cm"/>
    </style:style>
    <style:style style:name="pr12" style:family="presentation" style:parent-style-name="標準-outline1" style:list-style-name="L2">
      <style:graphic-properties draw:fill-color="#ffffff" draw:auto-grow-height="true" fo:min-height="17.369cm"/>
    </style:style>
    <style:style style:name="pr13" style:family="presentation" style:parent-style-name="標準-notes" style:list-style-name="L6">
      <style:graphic-properties draw:fill-color="#ffffff" draw:auto-grow-height="true" fo:min-height="11.41cm"/>
    </style:style>
    <style:style style:name="pr14" style:family="presentation" style:parent-style-name="標準-outline1" style:list-style-name="L2">
      <style:graphic-properties draw:fill-color="#ffffff" draw:auto-grow-height="true" fo:min-height="14.272cm"/>
    </style:style>
    <style:style style:name="pr15" style:family="presentation" style:parent-style-name="標準-notes" style:list-style-name="L6">
      <style:graphic-properties draw:fill-color="#ffffff" draw:auto-grow-height="true" fo:min-height="11.41cm"/>
    </style:style>
    <style:style style:name="pr16" style:family="presentation" style:parent-style-name="標準-outline1" style:list-style-name="L2">
      <style:graphic-properties draw:fill-color="#ffffff" draw:auto-grow-height="true" fo:min-height="19.461cm"/>
    </style:style>
    <style:style style:name="pr17" style:family="presentation" style:parent-style-name="標準-notes" style:list-style-name="L6">
      <style:graphic-properties draw:fill-color="#ffffff" draw:auto-grow-height="true" fo:min-height="11.41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44pt"/>
    </style:style>
    <style:style style:name="P3" style:family="paragraph">
      <style:paragraph-properties fo:margin-left="1.2cm" fo:margin-right="0cm" fo:text-align="justify" text:enable-numbering="false" fo:text-indent="-0.9cm" style:text-autospace="none"/>
    </style:style>
    <style:style style:name="P4" style:family="paragraph">
      <style:paragraph-properties fo:margin-left="1.2cm" fo:margin-right="0cm" fo:text-align="justify" text:enable-numbering="true" fo:text-indent="-0.9cm" style:text-autospace="none"/>
    </style:style>
    <style:style style:name="P5" style:family="paragraph">
      <style:paragraph-properties fo:margin-left="2.4cm" fo:margin-right="0cm" text:enable-numbering="true" fo:text-indent="-0.8cm" style:text-autospace="none"/>
    </style:style>
    <style:style style:name="P6" style:family="paragraph">
      <style:paragraph-properties fo:margin-left="1.2cm" fo:margin-right="0cm" text:enable-numbering="true" fo:text-indent="-0.9cm" style:text-autospace="none"/>
    </style:style>
    <style:style style:name="P7" style:family="paragraph">
      <style:paragraph-properties fo:margin-left="1.2cm" fo:margin-right="0cm" fo:text-align="justify" text:enable-numbering="false" fo:text-indent="-0.9cm" style:text-autospace="none"/>
      <style:text-properties fo:color="#000000" fo:font-family="'Bitstream Vera Sans'" style:font-family-generic="swiss" style:font-pitch="variable" fo:font-size="26pt" fo:language="zh" fo:country="TW" fo:font-weight="normal" style:font-family-asian="新細明體" style:font-family-generic-asian="roman" style:font-size-asian="26pt" style:font-weight-asian="normal" style:font-size-complex="32pt" style:font-weight-complex="bold"/>
    </style:style>
    <style:style style:name="P8" style:family="paragraph">
      <style:paragraph-properties fo:margin-left="0.6cm" fo:margin-right="0cm" fo:text-indent="-0.6cm"/>
    </style:style>
    <style:style style:name="P9" style:family="paragraph">
      <style:paragraph-properties fo:margin-left="2.4cm" fo:margin-right="0cm" text:enable-numbering="false" fo:text-indent="-0.8cm" style:text-autospace="none"/>
    </style:style>
    <style:style style:name="P10" style:family="paragraph">
      <style:paragraph-properties fo:margin-left="1.2cm" fo:margin-right="0cm" fo:text-align="justify" text:enable-numbering="false" fo:text-indent="-0.9cm" style:text-autospace="none"/>
      <style:text-properties fo:color="#000000" fo:font-family="'Bitstream Vera Sans'" style:font-style-name="Roman" style:font-family-generic="swiss" style:font-pitch="variable" fo:font-size="26pt" fo:language="zh" fo:country="TW" fo:font-weight="normal" style:font-family-asian="新細明體" style:font-family-generic-asian="roman" style:font-size-asian="26pt" style:font-weight-asian="normal" style:font-size-complex="32pt" style:font-weight-complex="bold"/>
    </style:style>
    <style:style style:name="P11" style:family="paragraph">
      <style:paragraph-properties fo:margin-left="0cm" fo:margin-right="0cm" fo:text-indent="0cm"/>
      <style:text-properties fo:color="#0000ff" fo:font-family="'Bitstream Vera Sans'" style:font-family-generic="swiss" style:font-pitch="variable" fo:font-size="26pt" style:font-family-asian="'cwTeX 圓體'" style:font-family-generic-asian="modern" style:font-pitch-asian="fixed" style:font-size-asian="26pt" style:font-weight-asian="normal" style:font-size-complex="24pt"/>
    </style:style>
    <style:style style:name="P12" style:family="paragraph">
      <style:paragraph-properties fo:margin-left="3.6cm" fo:margin-right="0cm" text:enable-numbering="false" fo:text-indent="-0.6cm" style:text-autospace="none"/>
    </style:style>
    <style:style style:name="P13" style:family="paragraph">
      <style:paragraph-properties fo:margin-left="4.8cm" fo:margin-right="0cm" text:enable-numbering="false" fo:text-indent="-0.6cm" style:text-autospace="none"/>
    </style:style>
    <style:style style:name="P14" style:family="paragraph">
      <style:paragraph-properties fo:margin-left="1.2cm" fo:margin-right="0cm" text:enable-numbering="false" fo:text-indent="-0.9cm" style:text-autospace="none"/>
    </style:style>
    <style:style style:name="P15" style:family="paragraph">
      <style:paragraph-properties fo:margin-left="1.2cm" fo:margin-right="0cm" fo:text-align="justify" text:enable-numbering="false" fo:text-indent="-0.9cm" style:text-autospace="none"/>
      <style:text-properties fo:color="#000000" fo:font-family="'Bitstream Vera Sans'" style:font-style-name="Roman" style:font-family-generic="swiss" style:font-pitch="variable" fo:font-size="24pt" fo:language="zh" fo:country="TW" fo:font-weight="normal" style:font-family-asian="新細明體" style:font-family-generic-asian="roman" style:font-size-asian="24pt" style:font-weight-asian="normal" style:font-size-complex="32pt" style:font-weight-complex="bold"/>
    </style:style>
    <style:style style:name="P16" style:family="paragraph">
      <style:paragraph-properties fo:margin-left="1.2cm" fo:margin-right="0cm" fo:text-align="justify" text:enable-numbering="false" fo:text-indent="-0.9cm" style:text-autospace="none"/>
      <style:text-properties fo:color="#000000" fo:font-family="'Bitstream Vera Sans'" style:font-family-generic="swiss" style:font-pitch="variable" fo:font-size="26pt" fo:language="zh" fo:country="TW" fo:font-weight="normal" style:font-family-asian="'Arial Narrow'" style:font-family-generic-asian="swiss" style:font-pitch-asian="variable" style:font-size-asian="26pt" style:font-weight-asian="normal" style:font-size-complex="32pt" style:font-weight-complex="bold"/>
    </style:style>
    <style:style style:name="P17" style:family="paragraph">
      <style:paragraph-properties fo:margin-left="1.2cm" fo:margin-right="0cm" fo:line-height="95%" fo:text-align="justify" text:enable-numbering="true" fo:text-indent="-0.9cm" style:text-autospace="none"/>
    </style:style>
    <style:style style:name="P18" style:family="paragraph">
      <style:paragraph-properties fo:margin-left="1.2cm" fo:margin-right="0cm" fo:line-height="95%" fo:text-align="justify" text:enable-numbering="false" fo:text-indent="-0.9cm" style:text-autospace="none"/>
    </style:style>
    <style:style style:name="P19" style:family="paragraph">
      <style:paragraph-properties fo:margin-left="2.4cm" fo:margin-right="0cm" fo:line-height="95%" text:enable-numbering="false" fo:text-indent="-0.8cm" style:text-autospace="none"/>
    </style:style>
    <style:style style:name="P20" style:family="paragraph">
      <style:paragraph-properties fo:margin-left="1.2cm" fo:margin-right="0cm" fo:line-height="95%" text:enable-numbering="true" fo:text-indent="-0.9cm" style:text-autospace="none"/>
    </style:style>
    <style:style style:name="P21" style:family="paragraph">
      <style:paragraph-properties fo:margin-left="1.2cm" fo:margin-right="0cm" fo:line-height="95%" fo:text-align="justify" text:enable-numbering="true" fo:text-indent="-0.9cm" style:text-autospace="none"/>
      <style:text-properties fo:color="#000000" fo:font-family="'Bitstream Vera Sans'" style:font-style-name="Roman" style:font-family-generic="swiss" style:font-pitch="variable" fo:font-size="26pt" fo:language="zh" fo:country="TW" fo:font-weight="normal" style:font-family-asian="'Arial Narrow'" style:font-family-generic-asian="swiss" style:font-pitch-asian="variable" style:font-size-asian="26pt" style:font-weight-asian="normal" style:font-size-complex="32pt" style:font-weight-complex="bold"/>
    </style:style>
    <style:style style:name="P22" style:family="paragraph">
      <style:paragraph-properties fo:margin-left="1.2cm" fo:margin-right="0cm" fo:line-height="90%" fo:text-align="justify" text:enable-numbering="true" fo:text-indent="-0.9cm" style:text-autospace="none"/>
    </style:style>
    <style:style style:name="P23" style:family="paragraph">
      <style:paragraph-properties fo:margin-left="2.4cm" fo:margin-right="0cm" fo:line-height="90%" text:enable-numbering="false" fo:text-indent="-0.8cm" style:text-autospace="none"/>
    </style:style>
    <style:style style:name="P24" style:family="paragraph">
      <style:paragraph-properties fo:margin-left="1.2cm" fo:margin-right="0cm" fo:line-height="90%" fo:text-align="justify" text:enable-numbering="true" fo:text-indent="-0.9cm" style:text-autospace="none"/>
      <style:text-properties fo:color="#000000" fo:font-family="'Bitstream Vera Sans'" style:font-family-generic="swiss" style:font-pitch="variable" fo:font-size="24pt" fo:language="zh" fo:country="TW" fo:font-weight="normal" style:font-family-asian="'Arial Narrow'" style:font-family-generic-asian="swiss" style:font-pitch-asian="variable" style:font-size-asian="24pt" style:font-weight-asian="normal" style:font-size-complex="32pt" style:font-weight-complex="bold"/>
    </style:style>
    <style:style style:name="P25" style:family="paragraph">
      <style:paragraph-properties fo:margin-left="2.4cm" fo:margin-right="0cm" fo:text-align="justify" text:enable-numbering="true" fo:text-indent="-0.8cm" style:text-autospace="none"/>
    </style:style>
    <style:style style:name="P26" style:family="paragraph">
      <style:paragraph-properties fo:margin-left="1.2cm" fo:margin-right="0cm" fo:text-align="justify" text:enable-numbering="false" fo:text-indent="-0.9cm" style:text-autospace="none"/>
      <style:text-properties fo:color="#000000" fo:font-family="'Bitstream Vera Sans'" style:font-style-name="Roman" style:font-family-generic="swiss" style:font-pitch="variable" fo:font-size="24pt" fo:language="zh" fo:country="TW" fo:font-weight="normal" style:font-family-asian="'Arial Narrow'" style:font-family-generic-asian="swiss" style:font-pitch-asian="variable" style:font-size-asian="24pt" style:font-weight-asian="normal" style:font-size-complex="32pt" style:font-weight-complex="bold"/>
    </style:style>
    <style:style style:name="P27" style:family="paragraph">
      <style:paragraph-properties fo:margin-left="1.2cm" fo:margin-right="0cm" fo:line-height="70%" text:enable-numbering="false" fo:text-indent="-0.9cm" style:text-autospace="none"/>
    </style:style>
    <style:style style:name="P28" style:family="paragraph">
      <style:paragraph-properties fo:margin-left="2.4cm" fo:margin-right="0cm" fo:line-height="70%" text:enable-numbering="false" fo:text-indent="-0.8cm" style:text-autospace="none"/>
    </style:style>
    <style:style style:name="P29" style:family="paragraph">
      <style:paragraph-properties fo:margin-left="6cm" fo:margin-right="0cm" text:enable-numbering="false" fo:text-indent="-0.6cm" style:text-autospace="none"/>
    </style:style>
    <style:style style:name="P30" style:family="paragraph">
      <style:paragraph-properties fo:margin-left="1.2cm" fo:margin-right="0cm" fo:line-height="70%" fo:text-align="justify" text:enable-numbering="false" fo:text-indent="-0.9cm" style:text-autospace="none"/>
      <style:text-properties fo:color="#000000" fo:font-family="'Bitstream Vera Sans'" style:font-style-name="Roman" style:font-family-generic="swiss" style:font-pitch="variable" fo:font-size="22pt" fo:language="zh" fo:country="TW" fo:font-weight="normal" style:font-family-asian="新細明體" style:font-family-generic-asian="roman" style:font-size-asian="22pt" style:font-weight-asian="normal" style:font-size-complex="32pt" style:font-weight-complex="bold"/>
    </style:style>
    <style:style style:name="T1" style:family="text">
      <style:text-properties fo:font-family="'Bitstream Vera Sans'" style:font-style-name="Roman" style:font-family-generic="swiss" style:font-pitch="variable" fo:font-size="44pt" style:font-family-asian="'cwTeX 圓體'" style:font-family-generic-asian="modern" style:font-pitch-asian="fixed"/>
    </style:style>
    <style:style style:name="T2" style:family="text">
      <style:text-properties fo:color="#b80047" style:text-outline="false" style:text-line-through-style="none" fo:font-family="'Bitstream Vera Sans'" style:font-family-generic="swiss" style:font-pitch="variable" fo:font-size="26pt" fo:language="en" fo:country="US" fo:font-style="normal" fo:text-shadow="none" style:text-underline-style="none" fo:font-weight="bold" style:font-family-asian="'cwTeX 圓體'" style:font-family-generic-asian="modern" style:font-pitch-asian="fixed" style:font-size-asian="26pt" style:language-asian="zh" style:country-asian="TW" style:font-style-asian="normal" style:font-weight-asian="normal" style:font-family-complex="Symbol" style:font-family-generic-complex="roman" style:font-pitch-complex="variable" style:font-charset-complex="x-symbol" style:font-size-complex="32pt"/>
    </style:style>
    <style:style style:name="T3" style:family="text">
      <style:text-properties fo:color="#000000" style:text-outline="false" style:text-line-through-style="none" fo:font-family="'Bitstream Vera Sans'" style:font-family-generic="swiss" style:font-pitch="variable" fo:font-size="26pt" fo:language="en" fo:country="US" fo:font-style="normal" fo:text-shadow="none" style:text-underline-style="none" fo:font-weight="normal" style:font-family-asian="'cwTeX 圓體'" style:font-family-generic-asian="modern" style:font-pitch-asian="fixed" style:font-size-asian="26pt" style:language-asian="zh" style:country-asian="TW" style:font-style-asian="normal" style:font-weight-asian="normal" style:font-family-complex="Symbol" style:font-family-generic-complex="roman" style:font-pitch-complex="variable" style:font-charset-complex="x-symbol" style:font-size-complex="32pt"/>
    </style:style>
    <style:style style:name="T4" style:family="text">
      <style:text-properties fo:color="#ff0000" style:text-outline="false" style:text-line-through-style="none" fo:font-family="'Bitstream Vera Sans'" style:font-family-generic="swiss" style:font-pitch="variable" fo:font-size="26pt" fo:language="en" fo:country="US" fo:font-style="normal" fo:text-shadow="none" style:text-underline-style="none" fo:font-weight="normal" style:font-family-asian="'cwTeX 圓體'" style:font-family-generic-asian="modern" style:font-pitch-asian="fixed" style:font-size-asian="26pt" style:language-asian="zh" style:country-asian="TW" style:font-style-asian="normal" style:font-weight-asian="normal" style:font-family-complex="Symbol" style:font-family-generic-complex="roman" style:font-pitch-complex="variable" style:font-charset-complex="x-symbol" style:font-size-complex="32pt"/>
    </style:style>
    <style:style style:name="T5" style:family="text">
      <style:text-properties fo:color="#000000" style:text-outline="false" style:text-line-through-style="none" fo:font-family="'Bitstream Vera Sans'" style:font-style-name="Roman" style:font-family-generic="swiss" style:font-pitch="variable" fo:font-size="26pt" fo:language="en" fo:country="US" fo:font-style="normal" fo:text-shadow="none" style:text-underline-style="none" fo:font-weight="normal" style:font-family-asian="'cwTeX 圓體'" style:font-family-generic-asian="modern" style:font-pitch-asian="fixed" style:font-size-asian="26pt" style:language-asian="zh" style:country-asian="TW" style:font-style-asian="normal" style:font-weight-asian="normal" style:font-family-complex="Symbol" style:font-family-generic-complex="roman" style:font-pitch-complex="variable" style:font-charset-complex="x-symbol" style:font-size-complex="32pt"/>
    </style:style>
    <style:style style:name="T6" style:family="text">
      <style:text-properties fo:color="#000000" style:text-outline="false" style:text-line-through-style="none" style:text-position="-33% 58%" fo:font-family="'Bitstream Vera Sans'" style:font-style-name="Roman" style:font-family-generic="swiss" style:font-pitch="variable" fo:font-size="26pt" fo:language="en" fo:country="US" fo:font-style="normal" fo:text-shadow="none" style:text-underline-style="none" fo:font-weight="normal" style:font-family-asian="'cwTeX 圓體'" style:font-family-generic-asian="modern" style:font-pitch-asian="fixed" style:font-size-asian="26pt" style:language-asian="zh" style:country-asian="TW" style:font-style-asian="normal" style:font-weight-asian="normal" style:font-family-complex="Symbol" style:font-family-generic-complex="roman" style:font-pitch-complex="variable" style:font-charset-complex="x-symbol" style:font-size-complex="32pt"/>
    </style:style>
    <style:style style:name="T7" style:family="text">
      <style:text-properties fo:color="#0000ff" fo:font-family="'Bitstream Vera Sans'" style:font-family-generic="swiss" style:font-pitch="variable" fo:font-size="26pt" style:font-family-asian="'cwTeX 圓體'" style:font-family-generic-asian="modern" style:font-pitch-asian="fixed" style:font-size-asian="26pt" style:font-weight-asian="normal" style:font-size-complex="24pt"/>
    </style:style>
    <style:style style:name="T8" style:family="text">
      <style:text-properties fo:color="#0000ff" style:text-outline="false" style:text-line-through-style="none" fo:font-family="'Bitstream Vera Sans'" style:font-family-generic="swiss" style:font-pitch="variable" fo:font-size="26pt" fo:language="en" fo:country="US" fo:font-style="normal" fo:text-shadow="none" style:text-underline-style="none" fo:font-weight="normal" style:font-family-asian="'cwTeX 圓體'" style:font-family-generic-asian="modern" style:font-pitch-asian="fixed" style:font-size-asian="26pt" style:language-asian="zh" style:country-asian="TW" style:font-style-asian="normal" style:font-weight-asian="normal" style:font-family-complex="Symbol" style:font-family-generic-complex="roman" style:font-pitch-complex="variable" style:font-charset-complex="x-symbol" style:font-size-complex="32pt"/>
    </style:style>
    <style:style style:name="T9" style:family="text">
      <style:text-properties fo:color="#000000" style:text-outline="false" style:text-line-through-style="none" fo:font-family="'Bitstream Vera Sans'" style:font-style-name="Roman" style:font-family-generic="swiss" style:font-pitch="variable" fo:font-size="24pt" fo:language="en" fo:country="US" fo:font-style="normal" fo:text-shadow="none" style:text-underline-style="none" fo:font-weight="normal" style:font-family-asian="'cwTeX 圓體'" style:font-family-generic-asian="modern" style:font-pitch-asian="fixed" style:font-size-asian="24pt" style:language-asian="zh" style:country-asian="TW" style:font-style-asian="normal" style:font-weight-asian="normal" style:font-family-complex="Symbol" style:font-family-generic-complex="roman" style:font-pitch-complex="variable" style:font-charset-complex="x-symbol" style:font-size-complex="32pt"/>
    </style:style>
    <style:style style:name="T10" style:family="text">
      <style:text-properties fo:color="#0000ff" style:text-outline="false" style:text-line-through-style="none" fo:font-family="'Bitstream Vera Sans'" style:font-style-name="Roman" style:font-family-generic="swiss" style:font-pitch="variable" fo:font-size="24pt" fo:language="en" fo:country="US" fo:font-style="normal" fo:text-shadow="none" style:text-underline-style="none" fo:font-weight="normal" style:font-family-asian="'cwTeX 圓體'" style:font-family-generic-asian="modern" style:font-pitch-asian="fixed" style:font-size-asian="24pt" style:language-asian="zh" style:country-asian="TW" style:font-style-asian="normal" style:font-weight-asian="normal" style:font-family-complex="Symbol" style:font-family-generic-complex="roman" style:font-pitch-complex="variable" style:font-charset-complex="x-symbol" style:font-size-complex="32pt"/>
    </style:style>
    <style:style style:name="T11" style:family="text">
      <style:text-properties fo:color="#808000" style:text-outline="false" style:text-line-through-style="none" fo:font-family="'Bitstream Vera Sans'" style:font-style-name="Roman" style:font-family-generic="swiss" style:font-pitch="variable" fo:font-size="24pt" fo:language="en" fo:country="US" fo:font-style="normal" fo:text-shadow="none" style:text-underline-style="none" fo:font-weight="normal" style:font-family-asian="'cwTeX 圓體'" style:font-family-generic-asian="modern" style:font-pitch-asian="fixed" style:font-size-asian="24pt" style:language-asian="zh" style:country-asian="TW" style:font-style-asian="normal" style:font-weight-asian="normal" style:font-family-complex="Symbol" style:font-family-generic-complex="roman" style:font-pitch-complex="variable" style:font-charset-complex="x-symbol" style:font-size-complex="32pt"/>
    </style:style>
    <style:style style:name="T12" style:family="text">
      <style:text-properties fo:color="#dc2300" style:text-outline="false" style:text-line-through-style="none" fo:font-family="'Bitstream Vera Sans'" style:font-family-generic="swiss" style:font-pitch="variable" fo:font-size="26pt" fo:language="en" fo:country="US" fo:font-style="normal" fo:text-shadow="none" style:text-underline-style="none" fo:font-weight="bold" style:font-family-asian="'cwTeX 圓體'" style:font-family-generic-asian="modern" style:font-pitch-asian="fixed" style:font-size-asian="26pt" style:language-asian="zh" style:country-asian="TW" style:font-style-asian="normal" style:font-weight-asian="normal" style:font-family-complex="Symbol" style:font-family-generic-complex="roman" style:font-pitch-complex="variable" style:font-charset-complex="x-symbol" style:font-size-complex="32pt"/>
    </style:style>
    <style:style style:name="T13" style:family="text">
      <style:text-properties fo:color="#000000" style:text-outline="false" style:text-line-through-style="none" fo:font-family="'Bitstream Vera Sans'" style:font-style-name="Roman" style:font-family-generic="swiss" style:font-pitch="variable" fo:font-size="22pt" fo:language="en" fo:country="US" fo:font-style="normal" fo:text-shadow="none" style:text-underline-style="none" fo:font-weight="normal" style:font-family-asian="'cwTeX 圓體'" style:font-family-generic-asian="modern" style:font-pitch-asian="fixed" style:font-size-asian="22pt" style:language-asian="zh" style:country-asian="TW" style:font-style-asian="normal" style:font-weight-asian="normal" style:font-family-complex="Symbol" style:font-family-generic-complex="roman" style:font-pitch-complex="variable" style:font-charset-complex="x-symbol" style:font-size-complex="32pt"/>
    </style:style>
    <style:style style:name="T14" style:family="text">
      <style:text-properties fo:color="#808000" style:text-outline="false" style:text-line-through-style="none" fo:font-family="'Bitstream Vera Sans'" style:font-style-name="Roman" style:font-family-generic="swiss" style:font-pitch="variable" fo:font-size="22pt" fo:language="en" fo:country="US" fo:font-style="normal" fo:text-shadow="none" style:text-underline-style="none" fo:font-weight="normal" style:font-family-asian="'cwTeX 圓體'" style:font-family-generic-asian="modern" style:font-pitch-asian="fixed" style:font-size-asian="22pt" style:language-asian="zh" style:country-asian="TW" style:font-style-asian="normal" style:font-weight-asian="normal" style:font-family-complex="Symbol" style:font-family-generic-complex="roman" style:font-pitch-complex="variable" style:font-charset-complex="x-symbol" style:font-size-complex="32pt"/>
    </style:style>
    <style:style style:name="T15" style:family="text">
      <style:text-properties fo:color="#000000" style:text-outline="false" style:text-line-through-style="none" fo:font-family="'Bitstream Vera Sans'" style:font-family-generic="swiss" style:font-pitch="variable" fo:font-size="24pt" fo:language="en" fo:country="US" fo:font-style="normal" fo:text-shadow="none" style:text-underline-style="none" fo:font-weight="normal" style:font-family-asian="'cwTeX 圓體'" style:font-family-generic-asian="modern" style:font-pitch-asian="fixed" style:font-size-asian="24pt" style:language-asian="zh" style:country-asian="TW" style:font-style-asian="normal" style:font-weight-asian="normal" style:font-family-complex="Symbol" style:font-family-generic-complex="roman" style:font-pitch-complex="variable" style:font-charset-complex="x-symbol" style:font-size-complex="32pt"/>
    </style:style>
    <style:style style:name="T16" style:family="text">
      <style:text-properties fo:color="#ff0000" style:text-outline="false" style:text-line-through-style="none" fo:font-family="'Bitstream Vera Sans'" style:font-family-generic="swiss" style:font-pitch="variable" fo:font-size="24pt" fo:language="en" fo:country="US" fo:font-style="normal" fo:text-shadow="none" style:text-underline-style="none" fo:font-weight="bold" style:font-family-asian="'cwTeX 圓體'" style:font-family-generic-asian="modern" style:font-pitch-asian="fixed" style:font-size-asian="24pt" style:language-asian="zh" style:country-asian="TW" style:font-style-asian="normal" style:font-weight-asian="normal" style:font-family-complex="Symbol" style:font-family-generic-complex="roman" style:font-pitch-complex="variable" style:font-charset-complex="x-symbol" style:font-size-complex="32pt"/>
    </style:style>
    <style:style style:name="T17" style:family="text">
      <style:text-properties fo:color="#808000" style:text-outline="false" style:text-line-through-style="none" fo:font-family="'Bitstream Vera Sans'" style:font-family-generic="swiss" style:font-pitch="variable" fo:font-size="24pt" fo:language="en" fo:country="US" fo:font-style="normal" fo:text-shadow="none" style:text-underline-style="none" fo:font-weight="normal" style:font-family-asian="'cwTeX 圓體'" style:font-family-generic-asian="modern" style:font-pitch-asian="fixed" style:font-size-asian="24pt" style:language-asian="zh" style:country-asian="TW" style:font-style-asian="normal" style:font-weight-asian="normal" style:font-family-complex="Symbol" style:font-family-generic-complex="roman" style:font-pitch-complex="variable" style:font-charset-complex="x-symbol" style:font-size-complex="32pt"/>
    </style:style>
    <style:style style:name="T18" style:family="text">
      <style:text-properties fo:color="#000000" style:text-outline="false" style:text-line-through-style="none" fo:font-family="'Bitstream Vera Sans'" style:font-family-generic="swiss" style:font-pitch="variable" fo:font-size="20pt" fo:language="en" fo:country="US" fo:font-style="normal" fo:text-shadow="none" style:text-underline-style="none" fo:font-weight="normal" style:font-family-asian="'cwTeX 圓體'" style:font-family-generic-asian="modern" style:font-pitch-asian="fixed" style:font-size-asian="20pt" style:language-asian="zh" style:country-asian="TW" style:font-style-asian="normal" style:font-weight-asian="normal" style:font-family-complex="Symbol" style:font-family-generic-complex="roman" style:font-pitch-complex="variable" style:font-charset-complex="x-symbol" style:font-size-complex="32pt"/>
    </style:style>
    <style:style style:name="T19" style:family="text">
      <style:text-properties fo:color="#808000" style:text-outline="false" style:text-line-through-style="none" fo:font-family="'Bitstream Vera Sans'" style:font-family-generic="swiss" style:font-pitch="variable" fo:font-size="20pt" fo:language="en" fo:country="US" fo:font-style="normal" fo:text-shadow="none" style:text-underline-style="none" fo:font-weight="normal" style:font-family-asian="'cwTeX 圓體'" style:font-family-generic-asian="modern" style:font-pitch-asian="fixed" style:font-size-asian="20pt" style:language-asian="zh" style:country-asian="TW" style:font-style-asian="normal" style:font-weight-asian="normal" style:font-family-complex="Symbol" style:font-family-generic-complex="roman" style:font-pitch-complex="variable" style:font-charset-complex="x-symbol" style:font-size-complex="32pt"/>
    </style:style>
    <style:style style:name="T20" style:family="text">
      <style:text-properties fo:color="#ff0000" style:text-outline="false" style:text-line-through-style="none" fo:font-family="'Bitstream Vera Sans'" style:font-family-generic="swiss" style:font-pitch="variable" fo:font-size="24pt" fo:language="en" fo:country="US" fo:font-style="normal" fo:text-shadow="none" style:text-underline-style="none" fo:font-weight="normal" style:font-family-asian="'cwTeX 圓體'" style:font-family-generic-asian="modern" style:font-pitch-asian="fixed" style:font-size-asian="24pt" style:language-asian="zh" style:country-asian="TW" style:font-style-asian="normal" style:font-weight-asian="normal" style:font-family-complex="Symbol" style:font-family-generic-complex="roman" style:font-pitch-complex="variable" style:font-charset-complex="x-symbol" style:font-size-complex="32pt"/>
    </style:style>
    <style:style style:name="T21" style:family="text">
      <style:text-properties fo:color="#ff00ff" style:text-outline="false" style:text-line-through-style="none" fo:font-family="'Bitstream Vera Sans'" style:font-style-name="Roman" style:font-family-generic="swiss" style:font-pitch="variable" fo:font-size="24pt" fo:language="en" fo:country="US" fo:font-style="normal" fo:text-shadow="none" style:text-underline-style="none" fo:font-weight="normal" style:font-family-asian="'cwTeX 圓體'" style:font-family-generic-asian="modern" style:font-pitch-asian="fixed" style:font-size-asian="24pt" style:language-asian="zh" style:country-asian="TW" style:font-style-asian="normal" style:font-weight-asian="normal" style:font-family-complex="Symbol" style:font-family-generic-complex="roman" style:font-pitch-complex="variable" style:font-charset-complex="x-symbol" style:font-size-complex="32pt"/>
    </style:style>
    <style:style style:name="T22" style:family="text">
      <style:text-properties fo:color="#ff0000" style:text-outline="false" style:text-line-through-style="none" fo:font-family="'Bitstream Vera Sans'" style:font-style-name="Roman" style:font-family-generic="swiss" style:font-pitch="variable" fo:font-size="24pt" fo:language="en" fo:country="US" fo:font-style="normal" fo:text-shadow="none" style:text-underline-style="none" fo:font-weight="normal" style:font-family-asian="'cwTeX 圓體'" style:font-family-generic-asian="modern" style:font-pitch-asian="fixed" style:font-size-asian="24pt" style:language-asian="zh" style:country-asian="TW" style:font-style-asian="normal" style:font-weight-asian="normal" style:font-family-complex="Symbol" style:font-family-generic-complex="roman" style:font-pitch-complex="variable" style:font-charset-complex="x-symbol" style:font-size-complex="32pt"/>
    </style:style>
    <style:style style:name="T23" style:family="text">
      <style:text-properties fo:color="#0000ff" style:text-outline="false" style:text-line-through-style="none" fo:font-family="'Bitstream Vera Sans'" style:font-style-name="Roman" style:font-family-generic="swiss" style:font-pitch="variable" fo:font-size="22pt" fo:language="en" fo:country="US" fo:font-style="normal" fo:text-shadow="none" style:text-underline-style="none" fo:font-weight="normal" style:font-family-asian="'cwTeX 圓體'" style:font-family-generic-asian="modern" style:font-pitch-asian="fixed" style:font-size-asian="22pt" style:language-asian="zh" style:country-asian="TW" style:font-style-asian="normal" style:font-weight-asian="normal" style:font-family-complex="Symbol" style:font-family-generic-complex="roman" style:font-pitch-complex="variable" style:font-charset-complex="x-symbol" style:font-size-complex="32pt"/>
    </style:style>
    <style:style style:name="T24" style:family="text">
      <style:text-properties fo:color="#0000ff" style:text-outline="false" style:text-line-through-style="none" fo:font-family="'Bitstream Vera Sans'" style:font-style-name="Roman" style:font-family-generic="swiss" style:font-pitch="variable" fo:font-size="20pt" fo:language="en" fo:country="US" fo:font-style="normal" fo:text-shadow="none" style:text-underline-style="none" fo:font-weight="normal" style:font-family-asian="'cwTeX 圓體'" style:font-family-generic-asian="modern" style:font-pitch-asian="fixed" style:font-size-asian="22pt" style:language-asian="zh" style:country-asian="TW" style:font-style-asian="normal" style:font-weight-asian="normal" style:font-family-complex="Symbol" style:font-family-generic-complex="roman" style:font-pitch-complex="variable" style:font-charset-complex="x-symbol" style:font-size-complex="32pt"/>
    </style:style>
    <style:style style:name="T25" style:family="text">
      <style:text-properties fo:color="#000000" style:text-outline="false" style:text-line-through-style="none" fo:font-family="'Bitstream Vera Sans'" style:font-style-name="Roman" style:font-family-generic="swiss" style:font-pitch="variable" fo:font-size="20pt" fo:language="en" fo:country="US" fo:font-style="normal" fo:text-shadow="none" style:text-underline-style="none" fo:font-weight="normal" style:font-family-asian="'cwTeX 圓體'" style:font-family-generic-asian="modern" style:font-pitch-asian="fixed" style:font-size-asian="22pt" style:language-asian="zh" style:country-asian="TW" style:font-style-asian="normal" style:font-weight-asian="normal" style:font-family-complex="Symbol" style:font-family-generic-complex="roman" style:font-pitch-complex="variable" style:font-charset-complex="x-symbol" style:font-size-complex="32pt"/>
    </style:style>
    <text:list-style style:name="L1">
      <text:list-level-style-bullet text:level="1" text:bullet-char="•">
        <style:text-properties fo:font-family="Verdana" style:font-family-generic="swiss" style:font-pitch="variable" fo:color="#0066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image text:level="1" xlink:href="Pictures/1000020000000010000000104191C4BD.gif" xlink:type="simple" xlink:show="embed" xlink:actuate="onLoad">
        <style:list-level-properties text:space-before="0.3cm" text:min-label-width="0.9cm" style:vertical-pos="middle" style:vertical-rel="line" fo:width="0.423cm" fo:height="0.423cm"/>
      </text:list-level-style-image>
      <text:list-level-style-image text:level="2" xlink:href="Pictures/1000020000000010000000104191C4BD.gif" xlink:type="simple" xlink:show="embed" xlink:actuate="onLoad">
        <style:list-level-properties text:space-before="1.6cm" text:min-label-width="0.8cm" style:vertical-pos="middle" style:vertical-rel="line" fo:width="0.423cm" fo:height="0.423cm"/>
      </text:list-level-style-image>
      <text:list-level-style-image text:level="3" xlink:href="Pictures/1000020000000010000000104191C4BD.gif" xlink:type="simple" xlink:show="embed" xlink:actuate="onLoad">
        <style:list-level-properties text:space-before="3cm" text:min-label-width="0.6cm" style:vertical-pos="middle" style:vertical-rel="line" fo:width="0.423cm" fo:height="0.423cm"/>
      </text:list-level-style-image>
      <text:list-level-style-image text:level="4" xlink:href="Pictures/1000020000000010000000104191C4BD.gif" xlink:type="simple" xlink:show="embed" xlink:actuate="onLoad">
        <style:list-level-properties text:space-before="4.2cm" text:min-label-width="0.6cm" style:vertical-pos="middle" style:vertical-rel="line" fo:width="0.423cm" fo:height="0.423cm"/>
      </text:list-level-style-image>
      <text:list-level-style-image text:level="5" xlink:href="Pictures/1000020000000010000000104191C4BD.gif" xlink:type="simple" xlink:show="embed" xlink:actuate="onLoad">
        <style:list-level-properties text:space-before="5.4cm" text:min-label-width="0.6cm" style:vertical-pos="middle" style:vertical-rel="line" fo:width="0.423cm" fo:height="0.423cm"/>
      </text:list-level-style-image>
      <text:list-level-style-image text:level="6" xlink:href="Pictures/1000020000000010000000104191C4BD.gif" xlink:type="simple" xlink:show="embed" xlink:actuate="onLoad">
        <style:list-level-properties text:space-before="6.6cm" text:min-label-width="0.6cm" style:vertical-pos="middle" style:vertical-rel="line" fo:width="0.423cm" fo:height="0.423cm"/>
      </text:list-level-style-image>
      <text:list-level-style-image text:level="7" xlink:href="Pictures/1000020000000010000000104191C4BD.gif" xlink:type="simple" xlink:show="embed" xlink:actuate="onLoad">
        <style:list-level-properties text:space-before="7.8cm" text:min-label-width="0.6cm" style:vertical-pos="middle" style:vertical-rel="line" fo:width="0.423cm" fo:height="0.423cm"/>
      </text:list-level-style-image>
      <text:list-level-style-image text:level="8" xlink:href="Pictures/1000020000000010000000104191C4BD.gif" xlink:type="simple" xlink:show="embed" xlink:actuate="onLoad">
        <style:list-level-properties text:space-before="9cm" text:min-label-width="0.6cm" style:vertical-pos="middle" style:vertical-rel="line" fo:width="0.423cm" fo:height="0.423cm"/>
      </text:list-level-style-image>
      <text:list-level-style-image text:level="9" xlink:href="Pictures/1000020000000010000000104191C4BD.gif" xlink:type="simple" xlink:show="embed" xlink:actuate="onLoad">
        <style:list-level-properties text:space-before="10.2cm" text:min-label-width="0.6cm" style:vertical-pos="middle" style:vertical-rel="line" fo:width="0.423cm" fo:height="0.423cm"/>
      </text:list-level-style-image>
    </text:list-style>
    <text:list-style style:name="L3">
      <text:list-level-style-image text:level="1" xlink:href="Pictures/1000020000000010000000101B5106C7.gif" xlink:type="simple" xlink:show="embed" xlink:actuate="onLoad">
        <style:list-level-properties text:space-before="0.3cm" text:min-label-width="0.9cm" style:vertical-pos="middle" style:vertical-rel="line" fo:width="0.423cm" fo:height="0.423cm"/>
      </text:list-level-style-image>
      <text:list-level-style-image text:level="2" xlink:href="Pictures/1000020000000010000000101B5106C7.gif" xlink:type="simple" xlink:show="embed" xlink:actuate="onLoad">
        <style:list-level-properties text:space-before="1.6cm" text:min-label-width="0.8cm" style:vertical-pos="middle" style:vertical-rel="line" fo:width="0.423cm" fo:height="0.423cm"/>
      </text:list-level-style-image>
      <text:list-level-style-image text:level="3" xlink:href="Pictures/1000020000000010000000101B5106C7.gif" xlink:type="simple" xlink:show="embed" xlink:actuate="onLoad">
        <style:list-level-properties text:space-before="3cm" text:min-label-width="0.6cm" style:vertical-pos="middle" style:vertical-rel="line" fo:width="0.423cm" fo:height="0.423cm"/>
      </text:list-level-style-image>
      <text:list-level-style-image text:level="4" xlink:href="Pictures/1000020000000010000000101B5106C7.gif" xlink:type="simple" xlink:show="embed" xlink:actuate="onLoad">
        <style:list-level-properties text:space-before="4.2cm" text:min-label-width="0.6cm" style:vertical-pos="middle" style:vertical-rel="line" fo:width="0.423cm" fo:height="0.423cm"/>
      </text:list-level-style-image>
      <text:list-level-style-image text:level="5" xlink:href="Pictures/1000020000000010000000101B5106C7.gif" xlink:type="simple" xlink:show="embed" xlink:actuate="onLoad">
        <style:list-level-properties text:space-before="5.4cm" text:min-label-width="0.6cm" style:vertical-pos="middle" style:vertical-rel="line" fo:width="0.423cm" fo:height="0.423cm"/>
      </text:list-level-style-image>
      <text:list-level-style-image text:level="6" xlink:href="Pictures/1000020000000010000000101B5106C7.gif" xlink:type="simple" xlink:show="embed" xlink:actuate="onLoad">
        <style:list-level-properties text:space-before="6.6cm" text:min-label-width="0.6cm" style:vertical-pos="middle" style:vertical-rel="line" fo:width="0.423cm" fo:height="0.423cm"/>
      </text:list-level-style-image>
      <text:list-level-style-image text:level="7" xlink:href="Pictures/1000020000000010000000101B5106C7.gif" xlink:type="simple" xlink:show="embed" xlink:actuate="onLoad">
        <style:list-level-properties text:space-before="7.8cm" text:min-label-width="0.6cm" style:vertical-pos="middle" style:vertical-rel="line" fo:width="0.423cm" fo:height="0.423cm"/>
      </text:list-level-style-image>
      <text:list-level-style-image text:level="8" xlink:href="Pictures/1000020000000010000000101B5106C7.gif" xlink:type="simple" xlink:show="embed" xlink:actuate="onLoad">
        <style:list-level-properties text:space-before="9cm" text:min-label-width="0.6cm" style:vertical-pos="middle" style:vertical-rel="line" fo:width="0.423cm" fo:height="0.423cm"/>
      </text:list-level-style-image>
      <text:list-level-style-image text:level="9" xlink:href="Pictures/1000020000000010000000101B5106C7.gif" xlink:type="simple" xlink:show="embed" xlink:actuate="onLoad">
        <style:list-level-properties text:space-before="10.2cm" text:min-label-width="0.6cm" style:vertical-pos="middle" style:vertical-rel="line" fo:width="0.423cm" fo:height="0.423cm"/>
      </text:list-level-style-image>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
        <style:list-level-properties text:space-before="0.3cm" text:min-label-width="0.9cm"/>
        <style:text-properties style:use-window-font-color="true" fo:font-size="100%"/>
      </text:list-level-style-number>
      <text:list-level-style-number text:level="2" style:num-suffix=")" style:num-format="">
        <style:list-level-properties text:space-before="1.6cm" text:min-label-width="0.8cm"/>
        <style:text-properties style:use-window-font-color="true" fo:font-size="100%"/>
      </text:list-level-style-number>
      <text:list-level-style-number text:level="3" style:num-suffix=")" style:num-format="">
        <style:list-level-properties text:space-before="3cm" text:min-label-width="0.6cm"/>
        <style:text-properties style:use-window-font-color="true" fo:font-size="100%"/>
      </text:list-level-style-number>
      <text:list-level-style-number text:level="4" style:num-suffix=")" style:num-format="">
        <style:list-level-properties text:space-before="4.2cm" text:min-label-width="0.6cm"/>
        <style:text-properties style:use-window-font-color="true" fo:font-size="100%"/>
      </text:list-level-style-number>
      <text:list-level-style-number text:level="5" style:num-suffix=")" style:num-format="">
        <style:list-level-properties text:space-before="5.4cm" text:min-label-width="0.6cm"/>
        <style:text-properties style:use-window-font-color="true" fo:font-size="100%"/>
      </text:list-level-style-number>
      <text:list-level-style-number text:level="6" style:num-suffix=")" style:num-format="">
        <style:list-level-properties text:space-before="6.6cm" text:min-label-width="0.6cm"/>
        <style:text-properties style:use-window-font-color="true" fo:font-size="100%"/>
      </text:list-level-style-number>
      <text:list-level-style-number text:level="7" style:num-suffix=")" style:num-format="">
        <style:list-level-properties text:space-before="7.8cm" text:min-label-width="0.6cm"/>
        <style:text-properties style:use-window-font-color="true" fo:font-size="100%"/>
      </text:list-level-style-number>
      <text:list-level-style-number text:level="8" style:num-suffix=")" style:num-format="">
        <style:list-level-properties text:space-before="9cm" text:min-label-width="0.6cm"/>
        <style:text-properties style:use-window-font-color="true" fo:font-size="100%"/>
      </text:list-level-style-number>
      <text:list-level-style-number text:level="9" style:num-suffix=")" style:num-format="">
        <style:list-level-properties text:space-before="10.2cm" text:min-label-width="0.6cm"/>
        <style:text-properties style:use-window-font-color="true" fo:font-size="100%"/>
      </text:list-level-style-number>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1">
        <office:forms form:automatic-focus="false" form:apply-design-mode="false"/>
        <draw:frame presentation:style-name="pr1" draw:text-style-name="P2" draw:layer="layout" svg:width="25.021cm" svg:height="3.364cm" svg:x="0.948cm" svg:y="1.217cm" presentation:class="title" presentation:user-transformed="true">
          <draw:text-box>
            <text:p text:style-name="P1"><text:span text:style-name="T1">3.6 Evaluation of Expressions</text:span></text:p>
          </draw:text-box>
        </draw:frame>
        <draw:frame presentation:style-name="pr2" draw:text-style-name="P7" draw:layer="layout" svg:width="24.44cm" svg:height="16.476cm" svg:x="2.058cm" svg:y="4.281cm" presentation:class="outline" presentation:user-transformed="true">
          <draw:text-box>
            <text:list text:style-name="L2">
              <text:list-item>
                <text:p text:style-name="P3"><text:span text:style-name="T2">3.6.2 Postfix Notation</text:span></text:p>
              </text:list-item>
            </text:list>
            <text:list text:style-name="L2">
              <text:list-item>
                <text:p text:style-name="P4"><text:span text:style-name="T3">Compiler</text:span></text:p>
              </text:list-item>
            </text:list>
            <text:list text:style-name="L3">
              <text:list-item>
                <text:list>
                  <text:list-item>
                    <text:p text:style-name="P5"><text:span text:style-name="T3">Translates an expression into a sequence of machine codes</text:span></text:p>
                  </text:list-item>
                </text:list>
              </text:list-item>
            </text:list>
            <text:list text:style-name="L3">
              <text:list-item>
                <text:list>
                  <text:list-item>
                    <text:p text:style-name="P5"><text:span text:style-name="T3">It first re-writes the expression into a form called </text:span><text:span text:style-name="T4">postfix notation</text:span><text:span text:style-name="T3">.</text:span></text:p>
                  </text:list-item>
                </text:list>
              </text:list-item>
            </text:list>
            <text:list text:style-name="L2">
              <text:list-item>
                <text:p text:style-name="P6"><text:span text:style-name="T4">Infix</text:span></text:p>
              </text:list-item>
            </text:list>
            <text:list text:style-name="L3">
              <text:list-item>
                <text:list>
                  <text:list-item>
                    <text:p text:style-name="P5"><text:span text:style-name="T3">The operators come in-between the operands</text:span></text:p>
                  </text:list-item>
                </text:list>
              </text:list-item>
            </text:list>
            <text:list text:style-name="L2">
              <text:list-item>
                <text:p text:style-name="P6"><text:span text:style-name="T4">Postfix</text:span></text:p>
              </text:list-item>
            </text:list>
            <text:list text:style-name="L3">
              <text:list-item>
                <text:list>
                  <text:list-item>
                    <text:p text:style-name="P5"><text:span text:style-name="T3">The operators appear after its operands</text:span></text:p>
                  </text:list-item>
                </text:list>
              </text:list-item>
            </text:list>
            <text:list text:style-name="L2">
              <text:list-item>
                <text:p text:style-name="P6"><text:span text:style-name="T3">Example</text:span></text:p>
              </text:list-item>
            </text:list>
            <text:list text:style-name="L3">
              <text:list-item>
                <text:list>
                  <text:list-item>
                    <text:p text:style-name="P5"><text:span text:style-name="T3">Infix:</text:span><text:span text:style-name="T3"><text:tab/></text:span><text:span text:style-name="T3">A / B – C + D * E – A * C</text:span></text:p>
                  </text:list-item>
                </text:list>
              </text:list-item>
            </text:list>
            <text:list text:style-name="L3">
              <text:list-item>
                <text:list>
                  <text:list-item>
                    <text:p text:style-name="P5"><text:span text:style-name="T3">Postfix: </text:span><text:span text:style-name="T3"><text:tab/></text:span><text:span text:style-name="T3">A B / C – D E * + A C * – </text:span></text:p>
                  </text:list-item>
                </text:list>
              </text:list-item>
            </text:list>
          </draw:text-box>
        </draw:frame>
        <presentation:notes draw:style-name="dp2">
          <draw:page-thumbnail draw:style-name="gr1" draw:layer="layout" svg:width="9.999cm" svg:height="9.999cm" svg:x="0cm" svg:y="0cm" draw:page-number="1" presentation:class="page"/>
          <draw:frame presentation:style-name="pr3" draw:text-style-name="P8" draw:layer="layout" svg:width="14.517cm" svg:height="11.41cm" svg:x="3.249cm" svg:y="14.13cm" presentation:class="notes" presentation:placeholder="true" presentation:user-transformed="true">
            <draw:text-box/>
          </draw:frame>
        </presentation:notes>
      </draw:page>
      <draw:page draw:name="page2" draw:style-name="dp1" draw:master-page-name="標準" presentation:presentation-page-layout-name="AL1T1">
        <office:forms form:automatic-focus="false" form:apply-design-mode="false"/>
        <draw:frame presentation:style-name="pr1" draw:text-style-name="P2" draw:layer="layout" svg:width="25.021cm" svg:height="3.364cm" svg:x="0.948cm" svg:y="1.217cm" presentation:class="title" presentation:user-transformed="true">
          <draw:text-box>
            <text:p text:style-name="P1"><text:span text:style-name="T1">3.6 Evaluation of Expressions</text:span></text:p>
          </draw:text-box>
        </draw:frame>
        <draw:frame presentation:style-name="pr4" draw:text-style-name="P10" draw:layer="layout" svg:width="24.44cm" svg:height="14.272cm" svg:x="2.058cm" svg:y="5.331cm" presentation:class="outline" presentation:user-transformed="true">
          <draw:text-box>
            <text:list text:style-name="L2">
              <text:list-item>
                <text:p text:style-name="P4"><text:span text:style-name="T5">假設每次運算的結果都暫存在 </text:span><text:span text:style-name="T5">T</text:span><text:span text:style-name="T6">i</text:span><text:span text:style-name="T5"> </text:span><text:span text:style-name="T5">裡面，則 </text:span><text:span text:style-name="T5"><text:tab/></text:span><text:span text:style-name="T5"><text:tab/></text:span><text:span text:style-name="T5"><text:tab/></text:span><text:span text:style-name="T5">A B / C – D E * + A C * – <text:s/></text:span><text:span text:style-name="T5">運算結果如下：</text:span></text:p>
              </text:list-item>
            </text:list>
            <text:list text:style-name="L2">
              <text:list-item>
                <text:p text:style-name="P3"><text:span text:style-name="T5"/></text:p>
              </text:list-item>
            </text:list>
            <text:list text:style-name="L2">
              <text:list-item>
                <text:list>
                  <text:list-item>
                    <text:p text:style-name="P9"><text:span text:style-name="T5">operation</text:span><text:span text:style-name="T5"><text:tab/></text:span><text:span text:style-name="T5">postfix</text:span></text:p>
                  </text:list-item>
                </text:list>
              </text:list-item>
            </text:list>
            <text:list text:style-name="L2">
              <text:list-item>
                <text:list>
                  <text:list-item>
                    <text:p text:style-name="P9"><text:span text:style-name="T5">T</text:span><text:span text:style-name="T6">1</text:span><text:span text:style-name="T5"> = A / B</text:span><text:span text:style-name="T5"><text:tab/></text:span><text:span text:style-name="T5">T</text:span><text:span text:style-name="T6">1</text:span><text:span text:style-name="T5">C – DE * + AC * –</text:span></text:p>
                  </text:list-item>
                </text:list>
              </text:list-item>
            </text:list>
            <text:list text:style-name="L2">
              <text:list-item>
                <text:list>
                  <text:list-item>
                    <text:p text:style-name="P9"><text:span text:style-name="T5">T</text:span><text:span text:style-name="T6">2</text:span><text:span text:style-name="T5"> = T</text:span><text:span text:style-name="T6">1</text:span><text:span text:style-name="T5"> – C</text:span><text:span text:style-name="T5"><text:tab/></text:span><text:span text:style-name="T5">T</text:span><text:span text:style-name="T6">2</text:span><text:span text:style-name="T5">DE * + AC * –</text:span></text:p>
                  </text:list-item>
                </text:list>
              </text:list-item>
            </text:list>
            <text:list text:style-name="L2">
              <text:list-item>
                <text:list>
                  <text:list-item>
                    <text:p text:style-name="P9"><text:span text:style-name="T5">T</text:span><text:span text:style-name="T6">3</text:span><text:span text:style-name="T5"> = D * E</text:span><text:span text:style-name="T5"><text:tab/></text:span><text:span text:style-name="T5">T</text:span><text:span text:style-name="T6">2</text:span><text:span text:style-name="T5">T</text:span><text:span text:style-name="T6">3</text:span><text:span text:style-name="T5"> + AC * – </text:span></text:p>
                  </text:list-item>
                </text:list>
              </text:list-item>
            </text:list>
            <text:list text:style-name="L2">
              <text:list-item>
                <text:list>
                  <text:list-item>
                    <text:p text:style-name="P9"><text:span text:style-name="T5">T</text:span><text:span text:style-name="T6">4</text:span><text:span text:style-name="T5"> = T</text:span><text:span text:style-name="T6">2</text:span><text:span text:style-name="T5"> + T</text:span><text:span text:style-name="T6">3</text:span><text:span text:style-name="T5"><text:tab/></text:span><text:span text:style-name="T5">T</text:span><text:span text:style-name="T6">4</text:span><text:span text:style-name="T5">AC * –</text:span></text:p>
                  </text:list-item>
                </text:list>
              </text:list-item>
            </text:list>
            <text:list text:style-name="L2">
              <text:list-item>
                <text:list>
                  <text:list-item>
                    <text:p text:style-name="P9"><text:span text:style-name="T5">T</text:span><text:span text:style-name="T6">5</text:span><text:span text:style-name="T5"> = A * C </text:span><text:span text:style-name="T5"><text:tab/></text:span><text:span text:style-name="T5">T</text:span><text:span text:style-name="T6">4</text:span><text:span text:style-name="T5">T</text:span><text:span text:style-name="T6">5</text:span><text:span text:style-name="T5"> –</text:span></text:p>
                  </text:list-item>
                </text:list>
              </text:list-item>
            </text:list>
            <text:list text:style-name="L2">
              <text:list-item>
                <text:list>
                  <text:list-item>
                    <text:p text:style-name="P9"><text:span text:style-name="T5">T</text:span><text:span text:style-name="T6">6</text:span><text:span text:style-name="T5"> = T</text:span><text:span text:style-name="T6">4</text:span><text:span text:style-name="T5"> – T</text:span><text:span text:style-name="T6">5</text:span><text:span text:style-name="T5"><text:tab/></text:span><text:span text:style-name="T5">T</text:span><text:span text:style-name="T6">6</text:span></text:p>
                  </text:list-item>
                </text:list>
              </text:list-item>
            </text:list>
          </draw:text-box>
        </draw:frame>
        <draw:frame draw:style-name="gr2" draw:text-style-name="P11" draw:id="id1" draw:layer="layout" svg:width="13.049cm" svg:height="3.964cm" svg:x="14.322cm" svg:y="15.579cm">
          <draw:text-box>
            <text:p text:style-name="P1"><text:span text:style-name="T7">(A / B) – (C + D) * (E – A) * C</text:span></text:p>
            <text:p text:style-name="P1"><text:span text:style-name="T7">之 </text:span><text:span text:style-name="T7">postfix form </text:span><text:span text:style-name="T7">為</text:span></text:p>
            <text:p text:style-name="P1"><text:span text:style-name="T7">A B / C D + E A </text:span><text:span text:style-name="T8">–</text:span><text:span text:style-name="T7"> * C * </text:span><text:span text:style-name="T8">–</text:span><text:span text:style-name="T7"> </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checkerboard" presentation:preset-sub-type="across">
                  <anim:set smil:begin="0s" smil:dur="0.002s" smil:fill="hold" smil:targetElement="id1" smil:attributeName="visibility" smil:to="visible"/>
                  <anim:transitionFilter smil:dur="1s" smil:targetElement="id1" smil:type="checkerBoardWipe" smil:subtype="across"/>
                </anim:par>
              </anim:par>
            </anim:par>
          </anim:seq>
        </anim:par>
        <presentation:notes draw:style-name="dp2">
          <draw:page-thumbnail draw:style-name="gr1" draw:layer="layout" svg:width="9.999cm" svg:height="9.999cm" svg:x="0cm" svg:y="0cm" draw:page-number="2" presentation:class="page"/>
          <draw:frame presentation:style-name="pr5" draw:text-style-name="P8" draw:layer="layout" svg:width="14.517cm" svg:height="11.41cm" svg:x="3.249cm" svg:y="14.13cm" presentation:class="notes" presentation:placeholder="true" presentation:user-transformed="true">
            <draw:text-box/>
          </draw:frame>
        </presentation:notes>
      </draw:page>
      <draw:page draw:name="page3" draw:style-name="dp1" draw:master-page-name="標準" presentation:presentation-page-layout-name="AL1T1">
        <office:forms form:automatic-focus="false" form:apply-design-mode="false"/>
        <draw:frame presentation:style-name="pr1" draw:text-style-name="P2" draw:layer="layout" svg:width="25.021cm" svg:height="3.364cm" svg:x="0.948cm" svg:y="1.217cm" presentation:class="title" presentation:user-transformed="true">
          <draw:text-box>
            <text:p text:style-name="P1"><text:span text:style-name="T1">3.6 Evaluation of Expressions</text:span></text:p>
          </draw:text-box>
        </draw:frame>
        <draw:frame presentation:style-name="pr6" draw:text-style-name="P15" draw:layer="layout" svg:width="25.458cm" svg:height="14.272cm" svg:x="1.04cm" svg:y="5.331cm" presentation:class="outline" presentation:user-transformed="true">
          <draw:text-box>
            <text:list text:style-name="L2">
              <text:list-item>
                <text:p text:style-name="P4"><text:span text:style-name="T9">用 </text:span><text:span text:style-name="T9">postfix </text:span><text:span text:style-name="T9">來計算簡單很多，不需括號、不需用到優先順序，從左到右掃過，使用 </text:span><text:span text:style-name="T9">stack </text:span><text:span text:style-name="T9">即可。</text:span></text:p>
              </text:list-item>
            </text:list>
            <text:list text:style-name="L2">
              <text:list-item>
                <text:p text:style-name="P3"><text:span text:style-name="T10">void</text:span><text:span text:style-name="T9"> <text:s/>eval(expression e) {</text:span></text:p>
              </text:list-item>
            </text:list>
            <text:list text:style-name="L2">
              <text:list-item>
                <text:list>
                  <text:list-item>
                    <text:p text:style-name="P9"><text:span text:style-name="T9">Stack &lt;token&gt; stack;</text:span></text:p>
                  </text:list-item>
                </text:list>
              </text:list-item>
            </text:list>
            <text:list text:style-name="L2">
              <text:list-item>
                <text:list>
                  <text:list-item>
                    <text:p text:style-name="P9"><text:span text:style-name="T10">for</text:span><text:span text:style-name="T9">(token x = NextToken(e); x != '#'; x = Nexttoken(e))</text:span></text:p>
                  </text:list-item>
                </text:list>
              </text:list-item>
            </text:list>
            <text:list text:style-name="L2">
              <text:list-item>
                <text:list>
                  <text:list-item>
                    <text:list>
                      <text:list-item>
                        <text:p text:style-name="P12"><text:span text:style-name="T10">if</text:span><text:span text:style-name="T9">(x is an operand) stack.Add(x); </text:span><text:span text:style-name="T11">//</text:span><text:span text:style-name="T11">運算元放到 </text:span><text:span text:style-name="T11">stack </text:span><text:span text:style-name="T11">中</text:span></text:p>
                      </text:list-item>
                    </text:list>
                  </text:list-item>
                </text:list>
              </text:list-item>
            </text:list>
            <text:list text:style-name="L2">
              <text:list-item>
                <text:list>
                  <text:list-item>
                    <text:list>
                      <text:list-item>
                        <text:p text:style-name="P12"><text:span text:style-name="T10">else</text:span><text:span text:style-name="T9"> { </text:span><text:span text:style-name="T11">//</text:span><text:span text:style-name="T11">拿出正確的運算元，將結果放回 </text:span><text:span text:style-name="T11">stack</text:span></text:p>
                      </text:list-item>
                    </text:list>
                  </text:list-item>
                </text:list>
              </text:list-item>
            </text:list>
            <text:list text:style-name="L2">
              <text:list-item>
                <text:list>
                  <text:list-item>
                    <text:list>
                      <text:list-item>
                        <text:list>
                          <text:list-item>
                            <text:p text:style-name="P13"><text:span text:style-name="T9">remove the correct number of operands for operator x from stack; perform the operation x and store the result(if any) onto the stack;</text:span></text:p>
                          </text:list-item>
                        </text:list>
                      </text:list-item>
                    </text:list>
                  </text:list-item>
                </text:list>
              </text:list-item>
            </text:list>
            <text:list text:style-name="L2">
              <text:list-item>
                <text:list>
                  <text:list-item>
                    <text:list>
                      <text:list-item>
                        <text:p text:style-name="P12"><text:span text:style-name="T9">}</text:span></text:p>
                      </text:list-item>
                    </text:list>
                  </text:list-item>
                </text:list>
              </text:list-item>
            </text:list>
            <text:list text:style-name="L2">
              <text:list-item>
                <text:p text:style-name="P14"><text:span text:style-name="T9">} </text:span><text:span text:style-name="T11">// Program 3.18: Evaluating postfix expressions</text:span></text:p>
              </text:list-item>
            </text:list>
          </draw:text-box>
        </draw:frame>
        <presentation:notes draw:style-name="dp2">
          <draw:page-thumbnail draw:style-name="gr1" draw:layer="layout" svg:width="9.999cm" svg:height="9.999cm" svg:x="0cm" svg:y="0cm" draw:page-number="3" presentation:class="page"/>
          <draw:frame presentation:style-name="pr7" draw:text-style-name="P8" draw:layer="layout" svg:width="14.517cm" svg:height="11.41cm" svg:x="3.249cm" svg:y="14.13cm" presentation:class="notes" presentation:placeholder="true" presentation:user-transformed="true">
            <draw:text-box/>
          </draw:frame>
        </presentation:notes>
      </draw:page>
      <draw:page draw:name="page4" draw:style-name="dp1" draw:master-page-name="標準" presentation:presentation-page-layout-name="AL1T1">
        <office:forms form:automatic-focus="false" form:apply-design-mode="false"/>
        <draw:frame presentation:style-name="pr1" draw:text-style-name="P2" draw:layer="layout" svg:width="25.021cm" svg:height="3.364cm" svg:x="0.948cm" svg:y="1.217cm" presentation:class="title" presentation:user-transformed="true">
          <draw:text-box>
            <text:p text:style-name="P1"><text:span text:style-name="T1">3.6 Evaluation of Expressions</text:span></text:p>
          </draw:text-box>
        </draw:frame>
        <draw:frame presentation:style-name="pr8" draw:text-style-name="P16" draw:layer="layout" svg:width="24.44cm" svg:height="14.487cm" svg:x="2.058cm" svg:y="5.331cm" presentation:class="outline" presentation:user-transformed="true">
          <draw:text-box>
            <text:list text:style-name="L2">
              <text:list-item>
                <text:p text:style-name="P3"><text:span text:style-name="T2">3.6.3</text:span><text:span text:style-name="T12"> </text:span><text:span text:style-name="T2">Infix to Postfix</text:span></text:p>
              </text:list-item>
            </text:list>
            <text:list text:style-name="L2">
              <text:list-item>
                <text:p text:style-name="P4"><text:span text:style-name="T3">將 </text:span><text:span text:style-name="T3">infix </text:span><text:span text:style-name="T3">型式的表示式轉換成執行順序相同的 </text:span><text:span text:style-name="T3">postfix </text:span><text:span text:style-name="T3">表示式。</text:span></text:p>
              </text:list-item>
            </text:list>
            <text:list text:style-name="L5">
              <text:list-item>
                <text:list>
                  <text:list-item>
                    <text:p text:style-name="P5"><text:span text:style-name="T3">1. Fully parenthesize the expression.</text:span></text:p>
                  </text:list-item>
                </text:list>
              </text:list-item>
            </text:list>
            <text:list text:style-name="L5" text:continue-numbering="true">
              <text:list-item>
                <text:list text:continue-numbering="true">
                  <text:list-item>
                    <text:p text:style-name="P5"><text:span text:style-name="T3">2.Move all operators so that they replace their corresponding right parentheses.</text:span></text:p>
                  </text:list-item>
                </text:list>
              </text:list-item>
            </text:list>
            <text:list text:style-name="L5" text:continue-numbering="true">
              <text:list-item>
                <text:list text:continue-numbering="true">
                  <text:list-item>
                    <text:p text:style-name="P5"><text:span text:style-name="T3">3. Delete all parentheses.</text:span></text:p>
                  </text:list-item>
                </text:list>
              </text:list-item>
            </text:list>
            <text:list text:style-name="L2">
              <text:list-item>
                <text:p text:style-name="P6"><text:span text:style-name="T3">例如：</text:span><text:span text:style-name="T3">A / B – C + D * E – A * C </text:span><text:span text:style-name="T3">的 </text:span><text:span text:style-name="T3">fully parenthesize </text:span><text:span text:style-name="T3">為 </text:span><text:span text:style-name="T3"><text:line-break/></text:span><text:span text:style-name="T3">((((A / B) – C) + (D * E)) – (A * C))</text:span></text:p>
              </text:list-item>
            </text:list>
            <text:list text:style-name="L2">
              <text:list-item>
                <text:p text:style-name="P6"><text:span text:style-name="T3">將每個括號裡的部份都改成 </text:span><text:span text:style-name="T3">postfix</text:span><text:span text:style-name="T3">，即為</text:span></text:p>
              </text:list-item>
            </text:list>
            <text:list text:style-name="L2">
              <text:list-item>
                <text:list>
                  <text:list-item>
                    <text:p text:style-name="P9"><text:span text:style-name="T3">AB/ C– DE* + AC* – </text:span></text:p>
                  </text:list-item>
                </text:list>
              </text:list-item>
            </text:list>
          </draw:text-box>
        </draw:frame>
        <presentation:notes draw:style-name="dp2">
          <draw:page-thumbnail draw:style-name="gr1" draw:layer="layout" svg:width="9.999cm" svg:height="9.999cm" svg:x="0cm" svg:y="0cm" draw:page-number="4" presentation:class="page"/>
          <draw:frame presentation:style-name="pr9" draw:text-style-name="P8" draw:layer="layout" svg:width="14.517cm" svg:height="11.41cm" svg:x="3.249cm" svg:y="14.13cm" presentation:class="notes" presentation:placeholder="true" presentation:user-transformed="true">
            <draw:text-box/>
          </draw:frame>
        </presentation:notes>
      </draw:page>
      <draw:page draw:name="page5" draw:style-name="dp1" draw:master-page-name="標準" presentation:presentation-page-layout-name="AL1T1">
        <office:forms form:automatic-focus="false" form:apply-design-mode="false"/>
        <draw:frame presentation:style-name="pr1" draw:text-style-name="P2" draw:layer="layout" svg:width="25.021cm" svg:height="3.364cm" svg:x="0.948cm" svg:y="1.217cm" presentation:class="title" presentation:user-transformed="true">
          <draw:text-box>
            <text:p text:style-name="P1"><text:span text:style-name="T1">3.6 Evaluation of Expressions</text:span></text:p>
          </draw:text-box>
        </draw:frame>
        <draw:frame presentation:style-name="pr10" draw:text-style-name="P21" draw:layer="layout" svg:width="24.44cm" svg:height="15.574cm" svg:x="2.058cm" svg:y="4.631cm" presentation:class="outline" presentation:user-transformed="true">
          <draw:text-box>
            <text:list text:style-name="L2">
              <text:list-item>
                <text:p text:style-name="P17"><text:span text:style-name="T5">將 </text:span><text:span text:style-name="T5">infix <text:s text:c="2"/>A + B * C </text:span><text:span text:style-name="T5">轉成 </text:span><text:span text:style-name="T5">postfix <text:s text:c="2"/>A B C * + </text:span></text:p>
              </text:list-item>
            </text:list>
            <text:list text:style-name="L2">
              <text:list-item>
                <text:p text:style-name="P18"><text:span text:style-name="T5"/></text:p>
              </text:list-item>
            </text:list>
            <text:list text:style-name="L2">
              <text:list-item>
                <text:list>
                  <text:list-item>
                    <text:p text:style-name="P19"><text:span text:style-name="T5">next token</text:span><text:span text:style-name="T5"><text:tab/></text:span><text:span text:style-name="T5">stack</text:span><text:span text:style-name="T5"><text:tab/></text:span><text:span text:style-name="T5"><text:tab/></text:span><text:span text:style-name="T5">output</text:span></text:p>
                  </text:list-item>
                </text:list>
              </text:list-item>
            </text:list>
            <text:list text:style-name="L2">
              <text:list-item>
                <text:list>
                  <text:list-item>
                    <text:p text:style-name="P19"><text:span text:style-name="T5">-------------------------------------------------------</text:span></text:p>
                  </text:list-item>
                </text:list>
              </text:list-item>
            </text:list>
            <text:list text:style-name="L2">
              <text:list-item>
                <text:list>
                  <text:list-item>
                    <text:p text:style-name="P19"><text:span text:style-name="T5">none</text:span><text:span text:style-name="T5"><text:tab/></text:span><text:span text:style-name="T5"><text:tab/></text:span><text:span text:style-name="T5">empty</text:span><text:span text:style-name="T5"><text:tab/></text:span><text:span text:style-name="T5">none</text:span></text:p>
                  </text:list-item>
                </text:list>
              </text:list-item>
            </text:list>
            <text:list text:style-name="L2">
              <text:list-item>
                <text:list>
                  <text:list-item>
                    <text:p text:style-name="P19"><text:span text:style-name="T5">A</text:span><text:span text:style-name="T5"><text:tab/></text:span><text:span text:style-name="T5"><text:tab/></text:span><text:span text:style-name="T5"><text:tab/></text:span><text:span text:style-name="T5">empty</text:span><text:span text:style-name="T5"><text:tab/></text:span><text:span text:style-name="T5">A</text:span></text:p>
                  </text:list-item>
                </text:list>
              </text:list-item>
            </text:list>
            <text:list text:style-name="L2">
              <text:list-item>
                <text:list>
                  <text:list-item>
                    <text:p text:style-name="P19"><text:span text:style-name="T5">+</text:span><text:span text:style-name="T5"><text:tab/></text:span><text:span text:style-name="T5"><text:tab/></text:span><text:span text:style-name="T5"><text:tab/></text:span><text:span text:style-name="T5">+</text:span><text:span text:style-name="T5"><text:tab/></text:span><text:span text:style-name="T5"><text:tab/></text:span><text:span text:style-name="T5">A</text:span></text:p>
                  </text:list-item>
                </text:list>
              </text:list-item>
            </text:list>
            <text:list text:style-name="L2">
              <text:list-item>
                <text:list>
                  <text:list-item>
                    <text:p text:style-name="P19"><text:span text:style-name="T5">B</text:span><text:span text:style-name="T5"><text:tab/></text:span><text:span text:style-name="T5"><text:tab/></text:span><text:span text:style-name="T5"><text:tab/></text:span><text:span text:style-name="T5">+</text:span><text:span text:style-name="T5"><text:tab/></text:span><text:span text:style-name="T5"><text:tab/></text:span><text:span text:style-name="T5">AB</text:span></text:p>
                  </text:list-item>
                </text:list>
              </text:list-item>
            </text:list>
            <text:list text:style-name="L2">
              <text:list-item>
                <text:list>
                  <text:list-item>
                    <text:p text:style-name="P19"><text:span text:style-name="T5">*</text:span><text:span text:style-name="T5"><text:tab/></text:span><text:span text:style-name="T5"><text:tab/></text:span><text:span text:style-name="T5"><text:tab/></text:span><text:span text:style-name="T5">+*</text:span><text:span text:style-name="T5"><text:tab/></text:span><text:span text:style-name="T5"><text:tab/></text:span><text:span text:style-name="T5">AB</text:span><text:span text:style-name="T5"><text:tab/></text:span><text:span text:style-name="T13"> </text:span><text:span text:style-name="T14">//</text:span><text:span text:style-name="T14">因 </text:span><text:span text:style-name="T14">* </text:span><text:span text:style-name="T14">優先順序比 </text:span><text:span text:style-name="T14">+ </text:span><text:span text:style-name="T14">高</text:span></text:p>
                  </text:list-item>
                </text:list>
              </text:list-item>
            </text:list>
            <text:list text:style-name="L2">
              <text:list-item>
                <text:list>
                  <text:list-item>
                    <text:p text:style-name="P19"><text:span text:style-name="T5">C</text:span><text:span text:style-name="T5"><text:tab/></text:span><text:span text:style-name="T5"><text:tab/></text:span><text:span text:style-name="T5"><text:tab/></text:span><text:span text:style-name="T5">+*</text:span><text:span text:style-name="T5"><text:tab/></text:span><text:span text:style-name="T5"><text:tab/></text:span><text:span text:style-name="T5">ABC</text:span></text:p>
                  </text:list-item>
                </text:list>
              </text:list-item>
            </text:list>
            <text:list text:style-name="L2">
              <text:list-item>
                <text:list>
                  <text:list-item>
                    <text:p text:style-name="P19"><text:span text:style-name="T5"/></text:p>
                  </text:list-item>
                </text:list>
              </text:list-item>
            </text:list>
            <text:list text:style-name="L2">
              <text:list-item>
                <text:p text:style-name="P20"><text:span text:style-name="T5">最後再將 </text:span><text:span text:style-name="T5">stack </text:span><text:span text:style-name="T5">裡的資料輸出，結果：</text:span><text:span text:style-name="T5">A B C * +</text:span></text:p>
              </text:list-item>
            </text:list>
          </draw:text-box>
        </draw:frame>
        <presentation:notes draw:style-name="dp2">
          <draw:page-thumbnail draw:style-name="gr1" draw:layer="layout" svg:width="9.999cm" svg:height="9.999cm" svg:x="0cm" svg:y="0cm" draw:page-number="5" presentation:class="page"/>
          <draw:frame presentation:style-name="pr11" draw:text-style-name="P8" draw:layer="layout" svg:width="14.517cm" svg:height="11.41cm" svg:x="3.249cm" svg:y="14.13cm" presentation:class="notes" presentation:placeholder="true" presentation:user-transformed="true">
            <draw:text-box/>
          </draw:frame>
        </presentation:notes>
      </draw:page>
      <draw:page draw:name="page6" draw:style-name="dp1" draw:master-page-name="標準" presentation:presentation-page-layout-name="AL1T1">
        <office:forms form:automatic-focus="false" form:apply-design-mode="false"/>
        <draw:frame presentation:style-name="pr1" draw:text-style-name="P2" draw:layer="layout" svg:width="25.021cm" svg:height="3.364cm" svg:x="0.948cm" svg:y="1.217cm" presentation:class="title" presentation:user-transformed="true">
          <draw:text-box>
            <text:p text:style-name="P1"><text:span text:style-name="T1">3.6 Evaluation of Expressions</text:span></text:p>
          </draw:text-box>
        </draw:frame>
        <draw:frame presentation:style-name="pr12" draw:text-style-name="P24" draw:layer="layout" svg:width="25.392cm" svg:height="17.369cm" svg:x="1.106cm" svg:y="3.631cm" presentation:class="outline" presentation:user-transformed="true">
          <draw:text-box>
            <text:list text:style-name="L2">
              <text:list-item>
                <text:p text:style-name="P22"><text:span text:style-name="T15">將 </text:span><text:span text:style-name="T15">infix <text:s text:c="2"/>A * (B + C) </text:span><text:span text:style-name="T16">*</text:span><text:span text:style-name="T15"> D </text:span><text:span text:style-name="T15">轉成 </text:span><text:span text:style-name="T15">postfix <text:s text:c="2"/>ABC + * D </text:span><text:span text:style-name="T16">*</text:span></text:p>
              </text:list-item>
            </text:list>
            <text:list text:style-name="L2">
              <text:list-item>
                <text:list>
                  <text:list-item>
                    <text:p text:style-name="P23"><text:span text:style-name="T15">next token</text:span><text:span text:style-name="T15"><text:tab/></text:span><text:span text:style-name="T15">stack</text:span><text:span text:style-name="T15"><text:tab/></text:span><text:span text:style-name="T15"><text:tab/></text:span><text:span text:style-name="T15">output</text:span></text:p>
                  </text:list-item>
                </text:list>
              </text:list-item>
            </text:list>
            <text:list text:style-name="L2">
              <text:list-item>
                <text:list>
                  <text:list-item>
                    <text:p text:style-name="P23"><text:span text:style-name="T15">-------------------------------------------------------------------</text:span></text:p>
                  </text:list-item>
                </text:list>
              </text:list-item>
            </text:list>
            <text:list text:style-name="L2">
              <text:list-item>
                <text:list>
                  <text:list-item>
                    <text:p text:style-name="P23"><text:span text:style-name="T15">none</text:span><text:span text:style-name="T15"><text:tab/></text:span><text:span text:style-name="T15"><text:tab/></text:span><text:span text:style-name="T15">empty</text:span><text:span text:style-name="T15"><text:tab/></text:span><text:span text:style-name="T15">none</text:span></text:p>
                  </text:list-item>
                </text:list>
              </text:list-item>
            </text:list>
            <text:list text:style-name="L2">
              <text:list-item>
                <text:list>
                  <text:list-item>
                    <text:p text:style-name="P23"><text:span text:style-name="T15">A</text:span><text:span text:style-name="T15"><text:tab/></text:span><text:span text:style-name="T15"><text:tab/></text:span><text:span text:style-name="T15"><text:tab/></text:span><text:span text:style-name="T15">empty</text:span><text:span text:style-name="T15"><text:tab/></text:span><text:span text:style-name="T15">A</text:span></text:p>
                  </text:list-item>
                </text:list>
              </text:list-item>
            </text:list>
            <text:list text:style-name="L2">
              <text:list-item>
                <text:list>
                  <text:list-item>
                    <text:p text:style-name="P23"><text:span text:style-name="T15">*</text:span><text:span text:style-name="T15"><text:tab/></text:span><text:span text:style-name="T15"><text:tab/></text:span><text:span text:style-name="T15"><text:tab/></text:span><text:span text:style-name="T15">*</text:span><text:span text:style-name="T15"><text:tab/></text:span><text:span text:style-name="T15"><text:tab/></text:span><text:span text:style-name="T15">A</text:span></text:p>
                  </text:list-item>
                </text:list>
              </text:list-item>
            </text:list>
            <text:list text:style-name="L2">
              <text:list-item>
                <text:list>
                  <text:list-item>
                    <text:p text:style-name="P23"><text:span text:style-name="T15">(</text:span><text:span text:style-name="T15"><text:tab/></text:span><text:span text:style-name="T15"><text:tab/></text:span><text:span text:style-name="T15"><text:tab/></text:span><text:span text:style-name="T15">*(</text:span><text:span text:style-name="T15"><text:tab/></text:span><text:span text:style-name="T15"><text:tab/></text:span><text:span text:style-name="T15">A</text:span><text:span text:style-name="T15"><text:tab/></text:span><text:span text:style-name="T17">// ( </text:span><text:span text:style-name="T17">的 </text:span><text:span text:style-name="T17">icp </text:span><text:span text:style-name="T17">比 </text:span><text:span text:style-name="T17">* </text:span><text:span text:style-name="T17">的 </text:span><text:span text:style-name="T17">isp </text:span><text:span text:style-name="T17">高</text:span></text:p>
                  </text:list-item>
                </text:list>
              </text:list-item>
            </text:list>
            <text:list text:style-name="L2">
              <text:list-item>
                <text:list>
                  <text:list-item>
                    <text:p text:style-name="P23"><text:span text:style-name="T15">B</text:span><text:span text:style-name="T15"><text:tab/></text:span><text:span text:style-name="T15"><text:tab/></text:span><text:span text:style-name="T15"><text:tab/></text:span><text:span text:style-name="T15">*(</text:span><text:span text:style-name="T15"><text:tab/></text:span><text:span text:style-name="T15"><text:tab/></text:span><text:span text:style-name="T15">AB</text:span></text:p>
                  </text:list-item>
                </text:list>
              </text:list-item>
            </text:list>
            <text:list text:style-name="L2">
              <text:list-item>
                <text:list>
                  <text:list-item>
                    <text:p text:style-name="P23"><text:span text:style-name="T15">+</text:span><text:span text:style-name="T15"><text:tab/></text:span><text:span text:style-name="T15"><text:tab/></text:span><text:span text:style-name="T15"><text:tab/></text:span><text:span text:style-name="T15">*(+</text:span><text:span text:style-name="T15"><text:tab/></text:span><text:span text:style-name="T15"><text:tab/></text:span><text:span text:style-name="T15">AB <text:s/></text:span><text:span text:style-name="T15"><text:tab/></text:span><text:span text:style-name="T17">// + </text:span><text:span text:style-name="T17">的 </text:span><text:span text:style-name="T17">icp </text:span><text:span text:style-name="T17">比 </text:span><text:span text:style-name="T17">( </text:span><text:span text:style-name="T17">的 </text:span><text:span text:style-name="T17">isp </text:span><text:span text:style-name="T17">高</text:span></text:p>
                  </text:list-item>
                </text:list>
              </text:list-item>
            </text:list>
            <text:list text:style-name="L2">
              <text:list-item>
                <text:list>
                  <text:list-item>
                    <text:p text:style-name="P23"><text:span text:style-name="T15">C</text:span><text:span text:style-name="T15"><text:tab/></text:span><text:span text:style-name="T15"><text:tab/></text:span><text:span text:style-name="T15"><text:tab/></text:span><text:span text:style-name="T15">*(+</text:span><text:span text:style-name="T15"><text:tab/></text:span><text:span text:style-name="T15"><text:tab/></text:span><text:span text:style-name="T15">ABC</text:span></text:p>
                  </text:list-item>
                </text:list>
              </text:list-item>
            </text:list>
            <text:list text:style-name="L2">
              <text:list-item>
                <text:list>
                  <text:list-item>
                    <text:p text:style-name="P23"><text:span text:style-name="T15">)</text:span><text:span text:style-name="T15"><text:tab/></text:span><text:span text:style-name="T15"><text:tab/></text:span><text:span text:style-name="T15"><text:tab/></text:span><text:span text:style-name="T15">*</text:span><text:span text:style-name="T15"><text:tab/></text:span><text:span text:style-name="T15"><text:tab/></text:span><text:span text:style-name="T15">ABC+ </text:span><text:span text:style-name="T18"><text:s/></text:span><text:span text:style-name="T19">// ( </text:span><text:span text:style-name="T19">與 </text:span><text:span text:style-name="T19">) </text:span><text:span text:style-name="T19">之間的部份全輸出</text:span></text:p>
                  </text:list-item>
                </text:list>
              </text:list-item>
            </text:list>
            <text:list text:style-name="L2">
              <text:list-item>
                <text:list>
                  <text:list-item>
                    <text:p text:style-name="P23"><text:span text:style-name="T16">*</text:span><text:span text:style-name="T15"><text:tab/></text:span><text:span text:style-name="T15"><text:tab/></text:span><text:span text:style-name="T15"><text:tab/></text:span><text:span text:style-name="T16">*</text:span><text:span text:style-name="T15"><text:tab/></text:span><text:span text:style-name="T15"><text:tab/></text:span><text:span text:style-name="T15">ABC+* <text:s/></text:span><text:span text:style-name="T17">// * </text:span><text:span text:style-name="T17">是左結合性</text:span></text:p>
                  </text:list-item>
                </text:list>
              </text:list-item>
            </text:list>
            <text:list text:style-name="L2">
              <text:list-item>
                <text:list>
                  <text:list-item>
                    <text:p text:style-name="P23"><text:span text:style-name="T15">D</text:span><text:span text:style-name="T15"><text:tab/></text:span><text:span text:style-name="T15"><text:tab/></text:span><text:span text:style-name="T15"><text:tab/></text:span><text:span text:style-name="T20">*</text:span><text:span text:style-name="T15"><text:tab/></text:span><text:span text:style-name="T15"><text:tab/></text:span><text:span text:style-name="T15">ABC+*D</text:span></text:p>
                  </text:list-item>
                </text:list>
              </text:list-item>
            </text:list>
            <text:list text:style-name="L2">
              <text:list-item>
                <text:list>
                  <text:list-item>
                    <text:p text:style-name="P23"><text:span text:style-name="T15">最後再將 </text:span><text:span text:style-name="T15">stack </text:span><text:span text:style-name="T15">裡的資料輸出，結果：</text:span><text:span text:style-name="T15">ABC+*D</text:span><text:span text:style-name="T16">*</text:span></text:p>
                  </text:list-item>
                </text:list>
              </text:list-item>
            </text:list>
          </draw:text-box>
        </draw:frame>
        <presentation:notes draw:style-name="dp2">
          <draw:page-thumbnail draw:style-name="gr1" draw:layer="layout" svg:width="9.999cm" svg:height="9.999cm" svg:x="0cm" svg:y="0cm" draw:page-number="6" presentation:class="page"/>
          <draw:frame presentation:style-name="pr13" draw:text-style-name="P8" draw:layer="layout" svg:width="14.517cm" svg:height="11.41cm" svg:x="3.249cm" svg:y="14.13cm" presentation:class="notes" presentation:placeholder="true" presentation:user-transformed="true">
            <draw:text-box/>
          </draw:frame>
        </presentation:notes>
      </draw:page>
      <draw:page draw:name="page7" draw:style-name="dp1" draw:master-page-name="標準" presentation:presentation-page-layout-name="AL1T1">
        <office:forms form:automatic-focus="false" form:apply-design-mode="false"/>
        <draw:frame presentation:style-name="pr1" draw:text-style-name="P2" draw:layer="layout" svg:width="25.021cm" svg:height="3.364cm" svg:x="0.948cm" svg:y="1.217cm" presentation:class="title" presentation:user-transformed="true">
          <draw:text-box>
            <text:p text:style-name="P1"><text:span text:style-name="T1">3.6 Evaluation of Expressions</text:span></text:p>
          </draw:text-box>
        </draw:frame>
        <draw:frame presentation:style-name="pr14" draw:text-style-name="P26" draw:layer="layout" svg:width="24.44cm" svg:height="14.272cm" svg:x="2.058cm" svg:y="5.331cm" presentation:class="outline" presentation:user-transformed="true">
          <draw:text-box>
            <text:list text:style-name="L2">
              <text:list-item>
                <text:p text:style-name="P4"><text:span text:style-name="T9">Left parenthesis</text:span></text:p>
              </text:list-item>
            </text:list>
            <text:list text:style-name="L3">
              <text:list-item>
                <text:list>
                  <text:list-item>
                    <text:p text:style-name="P25"><text:span text:style-name="T9">Behaves as an operator with hight priority when it is not in stack, </text:span><text:span text:style-name="T21">in-coming priority</text:span><text:span text:style-name="T9">(</text:span><text:span text:style-name="T22">icp</text:span><text:span text:style-name="T9">) = 0</text:span></text:p>
                  </text:list-item>
                </text:list>
              </text:list-item>
            </text:list>
            <text:list text:style-name="L3">
              <text:list-item>
                <text:list>
                  <text:list-item>
                    <text:p text:style-name="P25"><text:span text:style-name="T9">Behaves as an operator with low priority when it is in stack, </text:span><text:span text:style-name="T21">in-stack priority</text:span><text:span text:style-name="T9">(</text:span><text:span text:style-name="T22">isp</text:span><text:span text:style-name="T9">) = 8</text:span></text:p>
                  </text:list-item>
                </text:list>
              </text:list-item>
            </text:list>
            <text:list text:style-name="L3">
              <text:list-item>
                <text:list>
                  <text:list-item>
                    <text:p text:style-name="P25"><text:span text:style-name="T9">Only the right parenthesis could cause it to get unstacked.</text:span></text:p>
                  </text:list-item>
                </text:list>
              </text:list-item>
            </text:list>
            <text:list text:style-name="L2">
              <text:list-item>
                <text:p text:style-name="P4"><text:span text:style-name="T9">Operators are taken out of the stack as long as their in-stack priority is numerically less than or equal to the in-coming priority of the new operator.</text:span></text:p>
              </text:list-item>
            </text:list>
            <text:list text:style-name="L2">
              <text:list-item>
                <text:p text:style-name="P4"><text:span text:style-name="T9">isp('#') = icp('#') = 8</text:span></text:p>
              </text:list-item>
            </text:list>
            <text:list text:style-name="L2">
              <text:list-item>
                <text:p text:style-name="P4"><text:span text:style-name="T9">將 </text:span><text:span text:style-name="T9">infix </text:span><text:span text:style-name="T9">轉成 </text:span><text:span text:style-name="T9">postfix </text:span><text:span text:style-name="T9">的時間複雜度為 </text:span><text:span text:style-name="T9">O(n)</text:span><text:span text:style-name="T9">，</text:span><text:span text:style-name="T9">n </text:span><text:span text:style-name="T9">為 </text:span><text:span text:style-name="T9">token </text:span><text:span text:style-name="T9">數。</text:span></text:p>
              </text:list-item>
            </text:list>
          </draw:text-box>
        </draw:frame>
        <presentation:notes draw:style-name="dp2">
          <draw:page-thumbnail draw:style-name="gr1" draw:layer="layout" svg:width="9.999cm" svg:height="9.999cm" svg:x="0cm" svg:y="0cm" draw:page-number="7" presentation:class="page"/>
          <draw:frame presentation:style-name="pr15" draw:text-style-name="P8" draw:layer="layout" svg:width="14.517cm" svg:height="11.41cm" svg:x="3.249cm" svg:y="14.13cm" presentation:class="notes" presentation:placeholder="true" presentation:user-transformed="true">
            <draw:text-box/>
          </draw:frame>
        </presentation:notes>
      </draw:page>
      <draw:page draw:name="page8" draw:style-name="dp1" draw:master-page-name="標準" presentation:presentation-page-layout-name="AL1T1">
        <office:forms form:automatic-focus="false" form:apply-design-mode="false"/>
        <draw:frame presentation:style-name="pr16" draw:text-style-name="P30" draw:layer="layout" svg:width="27.487cm" svg:height="19.461cm" svg:x="0cm" svg:y="0.673cm" presentation:class="outline" presentation:user-transformed="true">
          <draw:text-box>
            <text:list text:style-name="L2">
              <text:list-item>
                <text:p text:style-name="P27"><text:span text:style-name="T23">void</text:span><text:span text:style-name="T13"> postfix(expression e) {</text:span></text:p>
              </text:list-item>
            </text:list>
            <text:list text:style-name="L2">
              <text:list-item>
                <text:list>
                  <text:list-item>
                    <text:p text:style-name="P28"><text:span text:style-name="T13">Stack&lt;token&gt; stack;</text:span></text:p>
                  </text:list-item>
                </text:list>
              </text:list-item>
            </text:list>
            <text:list text:style-name="L2">
              <text:list-item>
                <text:list>
                  <text:list-item>
                    <text:p text:style-name="P28"><text:span text:style-name="T13">token y;</text:span></text:p>
                  </text:list-item>
                </text:list>
              </text:list-item>
            </text:list>
            <text:list text:style-name="L2">
              <text:list-item>
                <text:list>
                  <text:list-item>
                    <text:p text:style-name="P28"><text:span text:style-name="T13">stack.Add('#');</text:span></text:p>
                  </text:list-item>
                </text:list>
              </text:list-item>
            </text:list>
            <text:list text:style-name="L2">
              <text:list-item>
                <text:list>
                  <text:list-item>
                    <text:p text:style-name="P28"><text:span text:style-name="T23">for</text:span><text:span text:style-name="T13"> (token x = NextToken(e); x != '#'; x = NextToken(e)) {</text:span></text:p>
                  </text:list-item>
                </text:list>
              </text:list-item>
            </text:list>
            <text:list text:style-name="L2">
              <text:list-item>
                <text:list>
                  <text:list-item>
                    <text:list>
                      <text:list-item>
                        <text:p text:style-name="P12"><text:span text:style-name="T23">if</text:span><text:span text:style-name="T13">(x is an operand) cout &lt;&lt; x;</text:span></text:p>
                      </text:list-item>
                    </text:list>
                  </text:list-item>
                </text:list>
              </text:list-item>
            </text:list>
            <text:list text:style-name="L2">
              <text:list-item>
                <text:list>
                  <text:list-item>
                    <text:list>
                      <text:list-item>
                        <text:p text:style-name="P12"><text:span text:style-name="T23">else</text:span><text:span text:style-name="T13"> </text:span><text:span text:style-name="T23">if</text:span><text:span text:style-name="T13">(x == ')' )</text:span></text:p>
                      </text:list-item>
                    </text:list>
                  </text:list-item>
                </text:list>
              </text:list-item>
            </text:list>
            <text:list text:style-name="L2">
              <text:list-item>
                <text:list>
                  <text:list-item>
                    <text:list>
                      <text:list-item>
                        <text:list>
                          <text:list-item>
                            <text:p text:style-name="P13"><text:span text:style-name="T23">for</text:span><text:span text:style-name="T13"> (y = *stack.Delete(y); y != '('; y = *stack.Delete(y)) cout &lt;&lt; y;</text:span></text:p>
                          </text:list-item>
                        </text:list>
                      </text:list-item>
                    </text:list>
                  </text:list-item>
                </text:list>
              </text:list-item>
            </text:list>
            <text:list text:style-name="L2">
              <text:list-item>
                <text:list>
                  <text:list-item>
                    <text:list>
                      <text:list-item>
                        <text:p text:style-name="P12"><text:span text:style-name="T23">else</text:span><text:span text:style-name="T13"> {</text:span></text:p>
                      </text:list-item>
                    </text:list>
                  </text:list-item>
                </text:list>
              </text:list-item>
            </text:list>
            <text:list text:style-name="L2">
              <text:list-item>
                <text:list>
                  <text:list-item>
                    <text:list>
                      <text:list-item>
                        <text:list>
                          <text:list-item>
                            <text:p text:style-name="P13"><text:span text:style-name="T24">for</text:span><text:span text:style-name="T25"> (y = *stack.Delete(y); isp(y) &lt;= icp(x); y = *stack.Delete(y))</text:span></text:p>
                          </text:list-item>
                        </text:list>
                      </text:list-item>
                    </text:list>
                  </text:list-item>
                </text:list>
              </text:list-item>
            </text:list>
            <text:list text:style-name="L2">
              <text:list-item>
                <text:list>
                  <text:list-item>
                    <text:list>
                      <text:list-item>
                        <text:list>
                          <text:list-item>
                            <text:list>
                              <text:list-item>
                                <text:p text:style-name="P29"><text:span text:style-name="T13">cout &lt;&lt; y;</text:span></text:p>
                              </text:list-item>
                            </text:list>
                          </text:list-item>
                        </text:list>
                      </text:list-item>
                    </text:list>
                  </text:list-item>
                </text:list>
              </text:list-item>
            </text:list>
            <text:list text:style-name="L2">
              <text:list-item>
                <text:list>
                  <text:list-item>
                    <text:list>
                      <text:list-item>
                        <text:list>
                          <text:list-item>
                            <text:p text:style-name="P13"><text:span text:style-name="T13">stack.Add(y);</text:span></text:p>
                          </text:list-item>
                        </text:list>
                      </text:list-item>
                    </text:list>
                  </text:list-item>
                </text:list>
              </text:list-item>
            </text:list>
            <text:list text:style-name="L2">
              <text:list-item>
                <text:list>
                  <text:list-item>
                    <text:list>
                      <text:list-item>
                        <text:list>
                          <text:list-item>
                            <text:p text:style-name="P13"><text:span text:style-name="T13">stack.Add(x);</text:span></text:p>
                          </text:list-item>
                        </text:list>
                      </text:list-item>
                    </text:list>
                  </text:list-item>
                </text:list>
              </text:list-item>
            </text:list>
            <text:list text:style-name="L2">
              <text:list-item>
                <text:list>
                  <text:list-item>
                    <text:list>
                      <text:list-item>
                        <text:p text:style-name="P12"><text:span text:style-name="T13">}</text:span></text:p>
                      </text:list-item>
                    </text:list>
                  </text:list-item>
                </text:list>
              </text:list-item>
            </text:list>
            <text:list text:style-name="L2">
              <text:list-item>
                <text:list>
                  <text:list-item>
                    <text:p text:style-name="P9"><text:span text:style-name="T13">}</text:span></text:p>
                  </text:list-item>
                </text:list>
              </text:list-item>
            </text:list>
            <text:list text:style-name="L2">
              <text:list-item>
                <text:list>
                  <text:list-item>
                    <text:p text:style-name="P9"><text:span text:style-name="T23">while</text:span><text:span text:style-name="T13">(!stack.IsEmpty()) cout &lt;&lt; *stack.Delete(y);</text:span></text:p>
                  </text:list-item>
                </text:list>
              </text:list-item>
            </text:list>
            <text:list text:style-name="L2">
              <text:list-item>
                <text:p text:style-name="P27"><text:span text:style-name="T13">}</text:span></text:p>
              </text:list-item>
            </text:list>
          </draw:text-box>
        </draw:frame>
        <presentation:notes draw:style-name="dp2">
          <draw:page-thumbnail draw:style-name="gr1" draw:layer="layout" svg:width="9.999cm" svg:height="9.999cm" svg:x="0cm" svg:y="0cm" draw:page-number="8" presentation:class="page"/>
          <draw:frame presentation:style-name="pr17" draw:text-style-name="P8" draw:layer="layout" svg:width="14.517cm" svg:height="11.41cm" svg:x="3.249cm" svg:y="14.1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線條箭頭_20_1" draw:display-name="線條箭頭 1"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MingLiU" style:font-pitch-asian="variable" style:font-size-asian="24pt" style:language-asian="zh" style:country-asian="TW"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MingLiU"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標準-title" style:family="presentation">
      <style:graphic-properties draw:stroke="none" draw:fill="none" draw:textarea-vertical-align="middle">
        <text:list-style style:name="標準-title">
          <text:list-level-style-bullet text:level="1" text:bullet-char="•">
            <style:text-properties fo:font-family="Verdana" style:font-family-generic="swiss" style:font-pitch="variable" fo:color="#0066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66" style:text-outline="false" style:text-line-through-style="none" style:text-position="0% 100%" fo:font-family="'Bitstream Vera Sans'" style:font-style-name="Roman" style:font-family-generic="swiss" style:font-pitch="variable" fo:font-size="44pt" fo:font-style="normal" fo:text-shadow="1pt 1pt" style:text-underline-style="none" fo:font-weight="normal" style:font-family-asian="'cwTeX 圓體'" style:font-style-name-asian="Regular" style:font-family-generic-asian="modern" style:font-pitch-asian="fixed"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標準-subtitle" style:family="presentation">
      <style:graphic-properties draw:stroke="none" draw:fill="none" draw:textarea-vertical-align="middle">
        <text:list-style style:name="標準-subtitle">
          <text:list-level-style-bullet text:level="1" text:bullet-char="•">
            <style:text-properties fo:font-family="Verdana" style:font-family-generic="swiss" style:font-pitch="variable" fo:color="#006699" fo:font-size="100%"/>
          </text:list-level-style-bullet>
          <text:list-level-style-bullet text:level="2" text:bullet-char="–">
            <style:list-level-properties text:space-before="1.27cm"/>
            <style:text-properties fo:font-family="Verdana" style:font-family-generic="swiss" style:font-pitch="variable" fo:color="#006699" fo:font-size="100%"/>
          </text:list-level-style-bullet>
          <text:list-level-style-bullet text:level="3" text:bullet-char="•">
            <style:list-level-properties text:space-before="2.54cm"/>
            <style:text-properties fo:font-family="Verdana" style:font-family-generic="swiss" style:font-pitch="variable" fo:color="#006699" fo:font-size="100%"/>
          </text:list-level-style-bullet>
          <text:list-level-style-bullet text:level="4" text:bullet-char="–">
            <style:list-level-properties text:space-before="3.81cm"/>
            <style:text-properties fo:font-family="Verdana" style:font-family-generic="swiss" style:font-pitch="variable" fo:color="#006699" fo:font-size="100%"/>
          </text:list-level-style-bullet>
          <text:list-level-style-bullet text:level="5" text:bullet-char="»">
            <style:list-level-properties text:space-before="5.08cm"/>
            <style:text-properties fo:font-family="Verdana" style:font-family-generic="swiss" style:font-pitch="variable" fo:color="#006699" fo:font-size="100%"/>
          </text:list-level-style-bullet>
          <text:list-level-style-bullet text:level="6" text:bullet-char="»">
            <style:list-level-properties text:space-before="5.08cm"/>
            <style:text-properties fo:font-family="Verdana" style:font-family-generic="swiss" style:font-pitch="variable" fo:color="#006699" fo:font-size="100%"/>
          </text:list-level-style-bullet>
          <text:list-level-style-bullet text:level="7" text:bullet-char="»">
            <style:list-level-properties text:space-before="5.08cm"/>
            <style:text-properties fo:font-family="Verdana" style:font-family-generic="swiss" style:font-pitch="variable" fo:color="#006699" fo:font-size="100%"/>
          </text:list-level-style-bullet>
          <text:list-level-style-bullet text:level="8" text:bullet-char="»">
            <style:list-level-properties text:space-before="5.08cm"/>
            <style:text-properties fo:font-family="Verdana" style:font-family-generic="swiss" style:font-pitch="variable" fo:color="#006699" fo:font-size="100%"/>
          </text:list-level-style-bullet>
          <text:list-level-style-bullet text:level="9" text:bullet-char="»">
            <style:list-level-properties text:space-before="5.08cm"/>
            <style:text-properties fo:font-family="Verdana" style:font-family-generic="swiss" style:font-pitch="variable" fo:color="#006699"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99" style:text-outline="false" style:text-line-through-style="none" style:text-position="0% 100%" fo:font-family="Verdana" style:font-family-generic="swiss" style:font-pitch="variable" fo:font-size="32pt" fo:font-style="normal" fo:text-shadow="1pt 1pt" style:text-underline-style="none" fo:font-weight="bold" style:font-family-asian="MingLiU"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標準-background" style:family="presentation">
      <style:graphic-properties draw:stroke="none" draw:fill="solid" draw:fill-color="#ffffff" draw:textarea-horizontal-align="center" draw:textarea-vertical-align="middle" draw:shadow="hidden"/>
      <style:paragraph-properties fo:text-align="center"/>
    </style:style>
    <style:style style:name="標準-backgroundobjects" style:family="presentation">
      <style:graphic-properties draw:shadow="hidden" draw:shadow-offset-x="0.3cm" draw:shadow-offset-y="0.3cm" draw:shadow-color="#808080">
        <text:list-style style:name="標準-backgroundobject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ize-complex="18pt" style:font-relief="none"/>
    </style:style>
    <style:style style:name="標準-notes" style:family="presentation">
      <style:graphic-properties draw:stroke="none" draw:fill="none">
        <text:list-style style:name="標準-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MingLiU"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標準-outline1" style:family="presentation">
      <style:graphic-properties draw:stroke="none" draw:fill="none">
        <text:list-style style:name="標準-outline1">
          <text:list-level-style-bullet text:level="1" text:bullet-char="•">
            <style:list-level-properties text:min-label-width="0.952cm"/>
            <style:text-properties fo:font-family="Verdana" style:font-family-generic="swiss" style:font-pitch="variable" fo:color="#006699" fo:font-size="100%"/>
          </text:list-level-style-bullet>
          <text:list-level-style-bullet text:level="2" text:bullet-char="–">
            <style:list-level-properties text:space-before="1.27cm" text:min-label-width="0.793cm"/>
            <style:text-properties fo:font-family="Verdana" style:font-family-generic="swiss" style:font-pitch="variable" fo:color="#006699" fo:font-size="100%"/>
          </text:list-level-style-bullet>
          <text:list-level-style-bullet text:level="3" text:bullet-char="•">
            <style:list-level-properties text:space-before="2.54cm" text:min-label-width="0.635cm"/>
            <style:text-properties fo:font-family="Verdana" style:font-family-generic="swiss" style:font-pitch="variable" fo:color="#006699" fo:font-size="100%"/>
          </text:list-level-style-bullet>
          <text:list-level-style-bullet text:level="4" text:bullet-char="–">
            <style:list-level-properties text:space-before="3.81cm" text:min-label-width="0.635cm"/>
            <style:text-properties fo:font-family="Verdana" style:font-family-generic="swiss" style:font-pitch="variable" fo:color="#006699" fo:font-size="100%"/>
          </text:list-level-style-bullet>
          <text:list-level-style-bullet text:level="5" text:bullet-char="»">
            <style:list-level-properties text:space-before="5.08cm" text:min-label-width="0.635cm"/>
            <style:text-properties fo:font-family="Verdana" style:font-family-generic="swiss" style:font-pitch="variable" fo:color="#006699" fo:font-size="100%"/>
          </text:list-level-style-bullet>
          <text:list-level-style-bullet text:level="6" text:bullet-char="»">
            <style:list-level-properties text:space-before="5.08cm" text:min-label-width="0.635cm"/>
            <style:text-properties fo:font-family="Verdana" style:font-family-generic="swiss" style:font-pitch="variable" fo:color="#006699" fo:font-size="100%"/>
          </text:list-level-style-bullet>
          <text:list-level-style-bullet text:level="7" text:bullet-char="»">
            <style:list-level-properties text:space-before="5.08cm" text:min-label-width="0.635cm"/>
            <style:text-properties fo:font-family="Verdana" style:font-family-generic="swiss" style:font-pitch="variable" fo:color="#006699" fo:font-size="100%"/>
          </text:list-level-style-bullet>
          <text:list-level-style-bullet text:level="8" text:bullet-char="»">
            <style:list-level-properties text:space-before="5.08cm" text:min-label-width="0.635cm"/>
            <style:text-properties fo:font-family="Verdana" style:font-family-generic="swiss" style:font-pitch="variable" fo:color="#006699"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6699" style:text-outline="false" style:text-line-through-style="none" style:text-position="0% 100%" fo:font-family="'Bitstream Vera Sans'" style:font-style-name="Roman" style:font-family-generic="swiss" style:font-pitch="variable" fo:font-size="32pt" fo:font-style="normal" fo:text-shadow="none" style:text-underline-style="none" fo:font-weight="normal" style:font-family-asian="'cwTeX 圓體'" style:font-style-name-asian="Regular" style:font-family-generic-asian="modern" style:font-pitch-asian="fixed"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標準-outline2" style:family="presentation" style:parent-style-name="標準-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6699" style:text-line-through-style="none" style:text-position="0% 100%" fo:font-family="'Bitstream Vera Sans'" style:font-style-name="Roman" style:font-family-generic="swiss" style:font-pitch="variable" fo:font-size="32pt" fo:font-style="normal" fo:text-shadow="none" style:text-underline-style="none" fo:font-weight="normal" style:font-family-asian="'cwTeX 圓體'" style:font-style-name-asian="Regular" style:font-family-generic-asian="modern" style:font-pitch-asian="fixed" style:font-size-asian="32pt" style:font-weight-asian="normal" style:font-size-complex="32pt" style:font-relief="none"/>
    </style:style>
    <style:style style:name="標準-outline3" style:family="presentation" style:parent-style-name="標準-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6699" style:text-line-through-style="none" style:text-position="0% 100%" fo:font-family="'Bitstream Vera Sans'" style:font-style-name="Roman" style:font-family-generic="swiss" style:font-pitch="variable" fo:font-size="32pt" fo:font-style="normal" fo:text-shadow="none" style:text-underline-style="none" fo:font-weight="normal" style:font-family-asian="'cwTeX 圓體'" style:font-style-name-asian="Regular" style:font-family-generic-asian="modern" style:font-pitch-asian="fixed" style:font-size-asian="32pt" style:font-weight-asian="normal" style:font-size-complex="32pt" style:font-relief="none"/>
    </style:style>
    <style:style style:name="標準-outline4" style:family="presentation" style:parent-style-name="標準-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99" style:text-line-through-style="none" style:text-position="0% 100%" fo:font-family="'Bitstream Vera Sans'" style:font-style-name="Roman" style:font-family-generic="swiss" style:font-pitch="variable" fo:font-size="32pt" fo:font-style="normal" fo:text-shadow="none" style:text-underline-style="none" fo:font-weight="normal" style:font-family-asian="'cwTeX 圓體'" style:font-style-name-asian="Regular" style:font-family-generic-asian="modern" style:font-pitch-asian="fixed" style:font-size-asian="32pt" style:font-weight-asian="normal" style:font-size-complex="32pt" style:font-relief="none"/>
    </style:style>
    <style:style style:name="標準-outline5" style:family="presentation" style:parent-style-name="標準-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6699" style:text-line-through-style="none" style:text-position="0% 100%" fo:font-family="'Bitstream Vera Sans'" style:font-style-name="Roman" style:font-family-generic="swiss" style:font-pitch="variable" fo:font-size="32pt" fo:font-style="normal" fo:text-shadow="none" style:text-underline-style="none" fo:font-weight="normal" style:font-family-asian="'cwTeX 圓體'" style:font-style-name-asian="Regular" style:font-family-generic-asian="modern" style:font-pitch-asian="fixed" style:font-size-asian="32pt" style:font-weight-asian="normal" style:font-size-complex="32pt" style:font-relief="none"/>
    </style:style>
    <style:style style:name="標準-outline6" style:family="presentation" style:parent-style-name="標準-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6699" style:text-line-through-style="none" style:text-position="0% 100%" fo:font-family="'Bitstream Vera Sans'" style:font-style-name="Roman" style:font-family-generic="swiss" style:font-pitch="variable" fo:font-size="32pt" fo:font-style="normal" fo:text-shadow="none" style:text-underline-style="none" fo:font-weight="normal" style:font-family-asian="'cwTeX 圓體'" style:font-style-name-asian="Regular" style:font-family-generic-asian="modern" style:font-pitch-asian="fixed" style:font-size-asian="32pt" style:font-weight-asian="normal" style:font-size-complex="32pt" style:font-relief="none"/>
    </style:style>
    <style:style style:name="標準-outline7" style:family="presentation" style:parent-style-name="標準-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6699" style:text-line-through-style="none" style:text-position="0% 100%" fo:font-family="'Bitstream Vera Sans'" style:font-style-name="Roman" style:font-family-generic="swiss" style:font-pitch="variable" fo:font-size="32pt" fo:font-style="normal" fo:text-shadow="none" style:text-underline-style="none" fo:font-weight="normal" style:font-family-asian="'cwTeX 圓體'" style:font-style-name-asian="Regular" style:font-family-generic-asian="modern" style:font-pitch-asian="fixed" style:font-size-asian="32pt" style:font-weight-asian="normal" style:font-size-complex="32pt" style:font-relief="none"/>
    </style:style>
    <style:style style:name="標準-outline8" style:family="presentation" style:parent-style-name="標準-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6699" style:text-line-through-style="none" style:text-position="0% 100%" fo:font-family="'Bitstream Vera Sans'" style:font-style-name="Roman" style:font-family-generic="swiss" style:font-pitch="variable" fo:font-size="32pt" fo:font-style="normal" fo:text-shadow="none" style:text-underline-style="none" fo:font-weight="normal" style:font-family-asian="'cwTeX 圓體'" style:font-style-name-asian="Regular" style:font-family-generic-asian="modern" style:font-pitch-asian="fixed" style:font-size-asian="32pt" style:font-weight-asian="normal" style:font-size-complex="32pt" style:font-relief="none"/>
    </style:style>
    <style:style style:name="標準-outline9" style:family="presentation" style:parent-style-name="標準-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6699" style:text-line-through-style="none" style:text-position="0% 100%" fo:font-family="'Bitstream Vera Sans'" style:font-style-name="Roman" style:font-family-generic="swiss" style:font-pitch="variable" fo:font-size="32pt" fo:font-style="normal" fo:text-shadow="none" style:text-underline-style="none" fo:font-weight="normal" style:font-family-asian="'cwTeX 圓體'" style:font-style-name-asian="Regular" style:font-family-generic-asian="modern" style:font-pitch-asian="fixed" style:font-size-asian="32pt" style:font-weight-asian="normal" style:font-size-complex="32pt"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f2dffd" draw:opacity="50%" draw:textarea-horizontal-align="left" draw:textarea-vertical-align="top" draw:auto-grow-height="false" fo:padding-top="0.13cm" fo:padding-bottom="0.13cm" fo:padding-left="0.25cm" fo:padding-right="0.25cm" fo:wrap-option="no-wrap" draw:shadow="hidden" draw:shadow-color="#ffffcc"/>
    </style:style>
    <style:style style:name="gr2" style:family="graphic" style:parent-style-name="standard">
      <style:graphic-properties draw:stroke="none" draw:fill="solid" draw:fill-color="#ffffcc" draw:textarea-horizontal-align="left" draw:textarea-vertical-align="top" draw:auto-grow-height="false" fo:padding-top="0.13cm" fo:padding-bottom="0.13cm" fo:padding-left="0.25cm" fo:padding-right="0.25cm" fo:wrap-option="no-wrap" draw:shadow="hidden"/>
    </style:style>
    <style:style style:name="gr3" style:family="graphic" style:parent-style-name="standard">
      <style:graphic-properties draw:stroke="none" draw:fill="solid" draw:fill-color="#ebf7ff" draw:opacity="50%" draw:textarea-horizontal-align="left" draw:textarea-vertical-align="top" draw:auto-grow-height="false" fo:padding-top="0.13cm" fo:padding-bottom="0.13cm" fo:padding-left="0.25cm" fo:padding-right="0.25cm" fo:wrap-option="no-wrap" draw:shadow="hidden" draw:shadow-color="#ffffcc"/>
    </style:style>
    <style:style style:name="gr4" style:family="graphic" style:parent-style-name="standard">
      <style:graphic-properties draw:stroke="none" draw:fill="solid" draw:fill-color="#ebf7ff" draw:textarea-horizontal-align="left" draw:textarea-vertical-align="top" draw:auto-grow-height="false" fo:padding-top="0.13cm" fo:padding-bottom="0.13cm" fo:padding-left="0.25cm" fo:padding-right="0.25cm" fo:wrap-option="no-wrap" draw:shadow="hidden"/>
    </style:style>
    <style:style style:name="gr5" style:family="graphic" style:parent-style-name="standard">
      <style:graphic-properties draw:stroke="none" draw:fill="solid" draw:fill-color="#edfad2" draw:opacity="50%" draw:textarea-horizontal-align="left" draw:textarea-vertical-align="top" draw:auto-grow-height="false" fo:padding-top="0.13cm" fo:padding-bottom="0.13cm" fo:padding-left="0.25cm" fo:padding-right="0.25cm" fo:wrap-option="no-wrap" draw:shadow="hidden" draw:shadow-color="#ffffcc"/>
    </style:style>
    <style:style style:name="gr6" style:family="graphic" style:parent-style-name="standard">
      <style:graphic-properties draw:stroke="none" draw:fill="solid" draw:fill-color="#f2dffd" draw:textarea-horizontal-align="left" draw:textarea-vertical-align="top" draw:auto-grow-height="false" fo:padding-top="0.13cm" fo:padding-bottom="0.13cm" fo:padding-left="0.25cm" fo:padding-right="0.25cm" fo:wrap-option="no-wrap" draw:shadow="hidden"/>
    </style:style>
    <style:style style:name="gr7" style:family="graphic" style:parent-style-name="standard">
      <style:graphic-properties draw:stroke="none" draw:fill="solid" draw:fill-color="#edfad2" draw:textarea-horizontal-align="left" draw:textarea-vertical-align="top" draw:auto-grow-height="false" fo:padding-top="0.13cm" fo:padding-bottom="0.13cm" fo:padding-left="0.25cm" fo:padding-right="0.25cm" fo:wrap-option="no-wrap" draw:shadow="hidden"/>
    </style:style>
    <style:style style:name="gr8" style:family="graphic" style:parent-style-name="standard">
      <style:graphic-properties draw:stroke="none" svg:stroke-color="#000000" draw:fill="none" draw:fill-color="#ffffff" draw:textarea-horizontal-align="left" draw:auto-grow-height="true" draw:auto-grow-width="true" fo:min-height="0cm" fo:min-width="1.548cm"/>
    </style:style>
    <style:style style:name="pr1" style:family="presentation" style:parent-style-name="標準-title">
      <style:graphic-properties draw:stroke="none" draw:fill="none" draw:fill-color="#ffffff" draw:textarea-horizontal-align="justify" draw:textarea-vertical-align="bottom" draw:auto-grow-height="false" draw:auto-grow-width="false" fo:min-height="3.653cm" fo:min-width="0cm" fo:padding-top="0.13cm" fo:padding-bottom="0.13cm" fo:padding-left="0.25cm" fo:padding-right="0.25cm" fo:wrap-option="no-wrap" draw:shadow="hidden"/>
    </style:style>
    <style:style style:name="pr2" style:family="presentation" style:parent-style-name="標準-outline1">
      <style:graphic-properties draw:fill-color="#ffffff" draw:auto-grow-height="false" fo:min-height="13.86cm"/>
    </style:style>
    <style:style style:name="pr3" style:family="presentation" style:parent-style-name="標準-backgroundobjects" style:list-style-name="L3">
      <style:graphic-properties draw:stroke="none" draw:fill="none" draw:fill-color="#ffffff" draw:textarea-horizontal-align="left" draw:textarea-vertical-align="top" draw:auto-grow-height="false" draw:auto-grow-width="false" fo:min-height="1.272cm" fo:min-width="0cm" fo:padding-top="0.13cm" fo:padding-bottom="0.13cm" fo:padding-left="0.25cm" fo:padding-right="0.25cm" fo:wrap-option="no-wrap" draw:shadow="hidden"/>
    </style:style>
    <style:style style:name="pr4" style:family="presentation" style:parent-style-name="標準-backgroundobjects" style:list-style-name="L3">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no-wrap" draw:shadow="hidden"/>
    </style:style>
    <style:style style:name="P1" style:family="paragraph">
      <style:paragraph-properties style:writing-mode="lr-tb"/>
    </style:style>
    <style:style style:name="P2" style:family="paragraph">
      <style:paragraph-properties fo:margin-left="0cm" fo:margin-right="0cm" fo:text-indent="0cm"/>
    </style:style>
    <style:style style:name="P3" style:family="paragraph">
      <style:paragraph-properties fo:margin-left="0cm" fo:margin-right="0cm" fo:text-indent="0cm" style:writing-mode="lr-tb"/>
    </style:style>
    <style:style style:name="P4" style:family="paragraph">
      <style:paragraph-properties fo:margin-left="0.952cm" fo:margin-right="0cm" text:enable-numbering="true" fo:text-indent="-0.952cm"/>
    </style:style>
    <style:style style:name="P5" style:family="paragraph">
      <style:paragraph-properties fo:margin-left="2.063cm" fo:margin-right="0cm" text:enable-numbering="true" fo:text-indent="-0.793cm"/>
    </style:style>
    <style:style style:name="P6" style:family="paragraph">
      <style:paragraph-properties fo:margin-left="3.175cm" fo:margin-right="0cm" text:enable-numbering="true" fo:text-indent="-0.635cm"/>
    </style:style>
    <style:style style:name="P7" style:family="paragraph">
      <style:paragraph-properties fo:margin-left="4.445cm" fo:margin-right="0cm" text:enable-numbering="true" fo:text-indent="-0.635cm"/>
    </style:style>
    <style:style style:name="P8" style:family="paragraph">
      <style:paragraph-properties fo:margin-left="5.715cm" fo:margin-right="0cm" text:enable-numbering="true" fo:text-indent="-0.635cm"/>
    </style:style>
    <style:style style:name="P9" style:family="paragraph">
      <style:paragraph-properties fo:margin-left="5.4cm" fo:margin-right="0cm" text:enable-numbering="true" fo:text-indent="-0.6cm"/>
    </style:style>
    <style:style style:name="P10" style:family="paragraph">
      <style:paragraph-properties fo:margin-left="1.2cm" fo:margin-right="0cm" fo:text-indent="-0.9cm"/>
    </style:style>
    <style:style style:name="P11" style:family="paragraph">
      <style:paragraph-properties fo:margin-left="0cm" fo:margin-right="0cm" fo:line-height="100%" text:enable-numbering="false" fo:text-indent="0cm" style:writing-mode="lr-tb"/>
      <style:text-properties fo:font-size="14pt" style:font-size-asian="14pt" style:font-size-complex="14pt"/>
    </style:style>
    <style:style style:name="P12" style:family="paragraph">
      <style:paragraph-properties fo:margin-left="0cm" fo:margin-right="0cm" fo:line-height="100%" fo:text-align="center" text:enable-numbering="false" fo:text-indent="0cm" style:writing-mode="lr-tb"/>
      <style:text-properties fo:font-size="14pt" style:font-size-asian="14pt" style:font-size-complex="14pt"/>
    </style:style>
    <style:style style:name="P13" style:family="paragraph">
      <style:paragraph-properties fo:margin-left="0cm" fo:margin-right="0cm" fo:line-height="100%" fo:text-align="end" text:enable-numbering="false" fo:text-indent="0cm" style:writing-mode="lr-tb"/>
    </style:style>
    <style:style style:name="T1" style:family="text">
      <style:text-properties fo:color="#006699" fo:font-family="Verdana" style:font-family-generic="swiss" style:font-pitch="variable" fo:font-size="14pt" fo:language="en" fo:country="US" style:font-size-asian="14pt" style:font-size-complex="14pt"/>
    </style:style>
    <text:list-style style:name="L1">
      <text:list-level-style-bullet text:level="1" text:bullet-char="•">
        <style:text-properties fo:font-family="Verdana" style:font-family-generic="swiss" style:font-pitch="variable" fo:color="#0066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Verdana" style:font-family-generic="swiss" style:font-pitch="variable" fo:color="#006699" fo:font-size="100%"/>
      </text:list-level-style-bullet>
      <text:list-level-style-bullet text:level="2" text:bullet-char="–">
        <style:list-level-properties text:space-before="1.27cm" text:min-label-width="0.793cm"/>
        <style:text-properties fo:font-family="Verdana" style:font-family-generic="swiss" style:font-pitch="variable" fo:color="#006699" fo:font-size="100%"/>
      </text:list-level-style-bullet>
      <text:list-level-style-bullet text:level="3" text:bullet-char="•">
        <style:list-level-properties text:space-before="2.54cm" text:min-label-width="0.635cm"/>
        <style:text-properties fo:font-family="Verdana" style:font-family-generic="swiss" style:font-pitch="variable" fo:color="#006699" fo:font-size="100%"/>
      </text:list-level-style-bullet>
      <text:list-level-style-bullet text:level="4" text:bullet-char="–">
        <style:list-level-properties text:space-before="3.81cm" text:min-label-width="0.635cm"/>
        <style:text-properties fo:font-family="Verdana" style:font-family-generic="swiss" style:font-pitch="variable" fo:color="#006699" fo:font-size="100%"/>
      </text:list-level-style-bullet>
      <text:list-level-style-bullet text:level="5" text:bullet-char="»">
        <style:list-level-properties text:space-before="5.08cm" text:min-label-width="0.635cm"/>
        <style:text-properties fo:font-family="Verdana" style:font-family-generic="swiss" style:font-pitch="variable" fo:color="#006699" fo:font-size="100%"/>
      </text:list-level-style-bullet>
      <text:list-level-style-bullet text:level="6" text:bullet-char="»">
        <style:list-level-properties text:space-before="5.08cm" text:min-label-width="0.635cm"/>
        <style:text-properties fo:font-family="Verdana" style:font-family-generic="swiss" style:font-pitch="variable" fo:color="#006699" fo:font-size="100%"/>
      </text:list-level-style-bullet>
      <text:list-level-style-bullet text:level="7" text:bullet-char="»">
        <style:list-level-properties text:space-before="5.08cm" text:min-label-width="0.635cm"/>
        <style:text-properties fo:font-family="Verdana" style:font-family-generic="swiss" style:font-pitch="variable" fo:color="#006699" fo:font-size="100%"/>
      </text:list-level-style-bullet>
      <text:list-level-style-bullet text:level="8" text:bullet-char="»">
        <style:list-level-properties text:space-before="5.08cm" text:min-label-width="0.635cm"/>
        <style:text-properties fo:font-family="Verdana" style:font-family-generic="swiss" style:font-pitch="variable" fo:color="#006699"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Verdana" style:font-family-generic="swiss" style:font-pitch="variable" fo:color="#006699"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9.999cm" svg:height="7.499cm" svg:x="2.782cm" svg:y="2cm"/>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style:handout-master>
    <style:master-page style:name="標準" style:page-layout-name="PM1" draw:style-name="dp1">
      <draw:g>
        <draw:custom-shape draw:style-name="gr1" draw:text-style-name="P1" draw:layer="backgroundobjects" svg:width="2.294cm" svg:height="3.898cm" svg:x="-0.014cm" svg:y="15.859cm">
          <text:p text:style-name="P2"/>
          <draw:enhanced-geometry svg:viewBox="0 0 472 802" draw:type="non-primitive" draw:enhanced-path="M 5 32 C 101 0 20 17 189 26 221 37 280 47 309 66 325 77 357 98 357 98 394 154 373 135 413 162 433 223 426 193 437 250 433 370 472 455 397 530 385 567 368 607 341 634 319 701 233 707 173 714 142 724 100 707 77 730 60 747 72 778 69 802 53 799 23 792 7 788 5 788 0 762 5 751 10 740 37 735 37 722 26 682 22 685 5 670 5 541 5 233 5 32 Z N"/>
        </draw:custom-shape>
        <draw:g>
          <draw:custom-shape draw:style-name="gr2" draw:text-style-name="P1" draw:layer="backgroundobjects" svg:width="0.562cm" svg:height="1.003cm" draw:transform="rotate (-1.92998508685615) translate (1.14cm 12.587cm)">
            <text:p text:style-name="P2"/>
            <draw:enhanced-geometry svg:viewBox="0 0 83 117" draw:mirror-horizontal="true" draw:type="non-primitive" draw:enhanced-path="M 83 28 L 27 0 0 117 83 28 Z N"/>
          </draw:custom-shape>
          <draw:custom-shape draw:style-name="gr2" draw:text-style-name="P1" draw:layer="backgroundobjects" svg:width="0.958cm" svg:height="0.835cm" draw:transform="rotate (-1.92998508685615) translate (1.884cm 13.179cm)">
            <text:p text:style-name="P2"/>
            <draw:enhanced-geometry svg:viewBox="0 0 140 98" draw:mirror-horizontal="true" draw:type="non-primitive" draw:enhanced-path="M 0 98 L 118 0 140 49 0 98 Z N"/>
          </draw:custom-shape>
          <draw:custom-shape draw:style-name="gr2" draw:text-style-name="P1" draw:layer="backgroundobjects" svg:width="1.003cm" svg:height="0.423cm" draw:transform="rotate (-1.92998508685615) translate (3.075cm 12.373cm)">
            <text:p text:style-name="P2"/>
            <draw:enhanced-geometry svg:viewBox="0 0 145 49" draw:mirror-horizontal="true" draw:type="non-primitive" draw:enhanced-path="M 0 7 L 145 0 131 49 0 7 Z N"/>
          </draw:custom-shape>
        </draw:g>
        <draw:custom-shape draw:style-name="gr3" draw:text-style-name="P1" draw:layer="backgroundobjects" svg:width="3.451cm" svg:height="3.733cm" svg:x="0.448cm" svg:y="8.44cm">
          <text:p text:style-name="P2"/>
          <draw:enhanced-geometry svg:viewBox="0 0 710 768" draw:type="non-primitive" draw:enhanced-path="M 14 416 C 6 353 0 339 14 272 24 227 72 178 102 144 117 127 134 112 150 96 164 82 198 64 198 64 231 14 294 7 350 0 411 3 473 1 534 8 582 13 624 71 662 96 691 140 698 151 710 200 707 267 707 333 702 400 700 423 688 428 678 448 646 512 626 607 550 632 539 640 530 651 518 656 503 662 470 648 470 664 470 681 502 675 518 680 534 685 566 696 566 696 569 704 580 714 574 720 562 732 542 731 526 736 517 739 511 748 502 752 487 759 454 768 454 768 448 750 453 725 438 712 407 685 256 689 246 688 207 680 166 674 134 648 125 641 117 633 110 624 98 609 78 576 78 576 66 506 74 544 54 464 37 397 58 463 30 408 26 400 30 380 22 384 12 389 17 405 14 416 Z N"/>
        </draw:custom-shape>
        <draw:g>
          <draw:custom-shape draw:style-name="gr4" draw:text-style-name="P1" draw:layer="backgroundobjects" svg:width="2.987cm" svg:height="3.076cm" draw:transform="rotate (0.22968532956241) translate (2.26cm 7.286cm)">
            <text:p text:style-name="P2"/>
            <draw:enhanced-geometry svg:viewBox="0 0 217 210" draw:mirror-horizontal="true" draw:type="non-primitive" draw:enhanced-path="M 46 210 L 37 198 26 181 15 159 5 135 0 109 1 82 9 57 27 35 45 22 60 12 72 7 81 5 88 5 104 0 148 8 160 12 172 15 182 19 190 23 198 27 205 32 211 38 217 45 205 40 194 36 183 33 172 30 163 27 153 26 143 24 134 24 125 24 116 25 107 27 99 29 91 33 82 36 74 41 66 46 52 61 42 80 37 103 35 126 35 151 38 174 41 194 46 210 Z N"/>
          </draw:custom-shape>
          <draw:custom-shape draw:style-name="gr4" draw:text-style-name="P1" draw:layer="backgroundobjects" svg:width="2.499cm" svg:height="3.128cm" draw:transform="rotate (0.22968532956241) translate (1.43cm 7.891cm)">
            <text:p text:style-name="P2"/>
            <draw:enhanced-geometry svg:viewBox="0 0 182 213" draw:mirror-horizontal="true" draw:type="non-primitive" draw:enhanced-path="M 109 0 L 112 2 118 8 127 18 137 33 145 52 150 76 150 105 144 139 140 149 136 157 131 165 125 173 117 180 110 185 102 191 92 195 82 197 72 200 61 201 49 201 37 200 25 197 12 193 0 188 11 195 22 200 33 205 43 208 53 211 63 212 73 213 83 213 91 212 100 210 108 208 116 206 123 203 130 199 136 195 142 191 158 176 169 161 176 144 179 128 181 111 181 95 182 79 173 46 156 21 151 18 147 15 142 13 138 11 132 9 126 6 119 3 109 0 Z N"/>
          </draw:custom-shape>
          <draw:custom-shape draw:style-name="gr4" draw:text-style-name="P1" draw:layer="backgroundobjects" svg:width="0.886cm" svg:height="1.583cm" draw:transform="rotate (0.22968532956241) translate (1.617cm 9.067cm)">
            <text:p text:style-name="P2"/>
            <draw:enhanced-geometry svg:viewBox="0 0 128 217" draw:mirror-horizontal="true" draw:type="non-primitive" draw:enhanced-path="M 94 0 L 105 9 115 27 123 50 128 78 127 111 116 145 94 181 60 217 49 213 38 210 26 205 16 201 8 196 2 190 0 183 1 178 13 171 29 161 46 150 63 134 79 112 91 83 97 46 94 0 Z N"/>
          </draw:custom-shape>
          <draw:custom-shape draw:style-name="gr4" draw:text-style-name="P1" draw:layer="backgroundobjects" svg:width="0.811cm" svg:height="0.947cm" draw:transform="rotate (0.22968532956241) translate (3.005cm 11.349cm)">
            <text:p text:style-name="P2"/>
            <draw:enhanced-geometry svg:viewBox="0 0 117 132" draw:mirror-horizontal="true" draw:type="non-primitive" draw:enhanced-path="M 75 0 L 0 25 3 26 14 29 29 36 46 47 66 62 84 80 102 103 116 132 117 120 115 107 108 90 99 74 89 58 78 45 67 36 58 32 69 29 79 28 89 26 98 25 105 24 109 22 113 21 114 21 75 0 Z N"/>
          </draw:custom-shape>
          <draw:custom-shape draw:style-name="gr4" draw:text-style-name="P1" draw:layer="backgroundobjects" svg:width="0.2cm" svg:height="0.57cm" draw:transform="rotate (0.22968532956241) translate (2.631cm 11.742cm)">
            <text:p text:style-name="P2"/>
            <draw:enhanced-geometry svg:viewBox="0 0 29 77" draw:mirror-horizontal="true" draw:type="non-primitive" draw:enhanced-path="M 29 0 L 23 0 16 4 9 9 4 19 1 30 0 44 3 60 11 77 15 53 19 37 23 22 29 0 Z N"/>
          </draw:custom-shape>
          <draw:g>
            <draw:custom-shape draw:style-name="gr4" draw:text-style-name="P1" draw:layer="backgroundobjects" svg:width="1.451cm" svg:height="3.72cm" draw:transform="rotate (2.0661207685105) translate (9.832cm 12.91cm)">
              <text:p text:style-name="P2"/>
              <draw:enhanced-geometry svg:viewBox="0 0 207 564" draw:mirror-horizontal="true" draw:type="non-primitive" draw:enhanced-path="M 12 44 L 6 72 3 99 0 125 0 151 3 180 7 211 16 247 29 287 43 325 61 364 83 406 106 446 132 483 157 516 182 544 207 564 160 501 127 448 103 405 87 368 75 337 68 309 63 285 56 261 44 205 41 140 43 68 50 0 12 44 Z N"/>
            </draw:custom-shape>
            <draw:custom-shape draw:style-name="gr4" draw:text-style-name="P1" draw:layer="backgroundobjects" svg:width="0.336cm" svg:height="1.529cm" draw:transform="rotate (2.0661207685105) translate (9.381cm 15.911cm)">
              <text:p text:style-name="P2"/>
              <draw:enhanced-geometry svg:viewBox="0 0 47 232" draw:mirror-horizontal="true" draw:type="non-primitive" draw:enhanced-path="M 0 19 L 14 55 22 101 24 159 19 232 45 217 47 178 47 140 45 103 41 71 36 52 29 34 22 17 13 0 0 19 Z N"/>
            </draw:custom-shape>
            <draw:custom-shape draw:style-name="gr4" draw:text-style-name="P1" draw:layer="backgroundobjects" svg:width="0.61cm" svg:height="0.255cm" draw:transform="rotate (2.0661207685105) translate (8.459cm 16.44cm)">
              <text:p text:style-name="P2"/>
              <draw:enhanced-geometry svg:viewBox="0 0 87 40" draw:mirror-horizontal="true" draw:type="non-primitive" draw:enhanced-path="M 87 22 L 77 17 68 12 58 7 47 5 37 3 26 2 13 0 0 2 6 6 14 10 22 14 33 18 42 22 52 27 64 33 74 40 87 22 Z N"/>
            </draw:custom-shape>
          </draw:g>
        </draw:g>
        <draw:g>
          <draw:custom-shape draw:style-name="gr2" draw:text-style-name="P1" draw:layer="backgroundobjects" svg:width="0.534cm" svg:height="0.87cm" draw:transform="rotate (-1.81758588302774) translate (3.963cm 19.23cm)">
            <text:p text:style-name="P2"/>
            <draw:enhanced-geometry svg:viewBox="0 0 83 117" draw:type="non-primitive" draw:enhanced-path="M 83 28 L 27 0 0 117 83 28 Z N"/>
          </draw:custom-shape>
          <draw:custom-shape draw:style-name="gr2" draw:text-style-name="P1" draw:layer="backgroundobjects" svg:width="0.916cm" svg:height="0.723cm" draw:transform="rotate (-1.81758588302774) translate (3.374cm 19.879cm)">
            <text:p text:style-name="P2"/>
            <draw:enhanced-geometry svg:viewBox="0 0 140 98" draw:type="non-primitive" draw:enhanced-path="M 0 98 L 118 0 140 49 0 98 Z N"/>
          </draw:custom-shape>
          <draw:custom-shape draw:style-name="gr2" draw:text-style-name="P1" draw:layer="backgroundobjects" svg:width="0.959cm" svg:height="0.368cm" draw:transform="rotate (-1.81758588302774) translate (1.928cm 19.323cm)">
            <text:p text:style-name="P2"/>
            <draw:enhanced-geometry svg:viewBox="0 0 145 49" draw:type="non-primitive" draw:enhanced-path="M 0 7 L 145 0 131 49 0 7 Z N"/>
          </draw:custom-shape>
        </draw:g>
        <draw:g>
          <draw:custom-shape draw:style-name="gr2" draw:text-style-name="P1" draw:layer="backgroundobjects" svg:width="0.631cm" svg:height="0.914cm" draw:transform="rotate (-1.45525553031378) translate (3.317cm 5.442cm)">
            <text:p text:style-name="P2"/>
            <draw:enhanced-geometry svg:viewBox="0 0 83 117" draw:type="non-primitive" draw:enhanced-path="M 83 28 L 27 0 0 117 83 28 Z N"/>
          </draw:custom-shape>
          <draw:custom-shape draw:style-name="gr2" draw:text-style-name="P1" draw:layer="backgroundobjects" svg:width="1.08cm" svg:height="0.759cm" draw:transform="rotate (-1.45525553031378) translate (2.993cm 6.398cm)">
            <text:p text:style-name="P2"/>
            <draw:enhanced-geometry svg:viewBox="0 0 140 98" draw:type="non-primitive" draw:enhanced-path="M 0 98 L 118 0 140 49 0 98 Z N"/>
          </draw:custom-shape>
          <draw:custom-shape draw:style-name="gr2" draw:text-style-name="P1" draw:layer="backgroundobjects" svg:width="1.13cm" svg:height="0.388cm" draw:transform="rotate (-1.45525553031378) translate (1.363cm 6.368cm)">
            <text:p text:style-name="P2"/>
            <draw:enhanced-geometry svg:viewBox="0 0 145 49" draw:type="non-primitive" draw:enhanced-path="M 0 7 L 145 0 131 49 0 7 Z N"/>
          </draw:custom-shape>
        </draw:g>
        <draw:g>
          <draw:custom-shape draw:style-name="gr2" draw:text-style-name="P1" draw:layer="backgroundobjects" svg:width="0.53cm" svg:height="0.669cm" svg:x="3.972cm" svg:y="0.001cm">
            <text:p text:style-name="P2"/>
            <draw:enhanced-geometry svg:viewBox="0 0 83 117" draw:type="non-primitive" draw:enhanced-path="M 83 28 L 27 0 0 117 83 28 Z N"/>
          </draw:custom-shape>
          <draw:custom-shape draw:style-name="gr2" draw:text-style-name="P1" draw:layer="backgroundobjects" svg:width="0.907cm" svg:height="0.556cm" svg:x="4.738cm" svg:y="0.317cm">
            <text:p text:style-name="P2"/>
            <draw:enhanced-geometry svg:viewBox="0 0 140 98" draw:type="non-primitive" draw:enhanced-path="M 0 98 L 118 0 140 49 0 98 Z N"/>
          </draw:custom-shape>
          <draw:custom-shape draw:style-name="gr2" draw:text-style-name="P1" draw:layer="backgroundobjects" svg:width="0.949cm" svg:height="0.282cm" svg:x="4.555cm" svg:y="1.499cm">
            <text:p text:style-name="P2"/>
            <draw:enhanced-geometry svg:viewBox="0 0 145 49" draw:type="non-primitive" draw:enhanced-path="M 0 7 L 145 0 131 49 0 7 Z N"/>
          </draw:custom-shape>
        </draw:g>
        <draw:custom-shape draw:style-name="gr5" draw:text-style-name="P1" draw:layer="backgroundobjects" svg:width="3.398cm" svg:height="3.674cm" svg:x="0.433cm" svg:y="0.459cm">
          <text:p text:style-name="P2"/>
          <draw:enhanced-geometry svg:viewBox="0 0 699 756" draw:type="non-primitive" draw:enhanced-path="M 1 392 C 2 345 2 299 3 252 3 238 16 224 21 210 24 202 29 182 29 182 32 173 34 163 39 154 42 148 51 138 51 138 58 116 88 82 111 74 128 61 149 37 169 30 182 17 207 15 225 10 233 8 241 6 249 4 254 3 265 0 265 0 296 1 326 0 357 2 366 2 385 6 385 6 417 17 463 14 489 40 528 60 592 105 619 128 635 134 643 164 653 178 667 234 687 265 693 322 699 365 692 398 687 434 686 469 691 510 665 538 657 547 644 553 639 564 636 569 636 576 631 580 624 585 607 588 607 588 581 602 499 649 473 664 465 666 449 678 449 678 438 685 417 679 405 684 396 687 385 688 375 690 328 689 307 687 267 684 249 690 264 683 259 722 258 733 250 750 241 756 218 752 207 735 185 728 176 725 171 724 163 720 159 718 151 716 151 716 157 695 180 689 195 674 198 665 205 652 211 644 210 638 212 631 209 626 207 621 199 623 195 620 185 612 173 606 165 596 146 573 123 552 99 534 87 525 72 517 61 506 49 494 37 480 23 470 13 456 10 451 7 434 6 421 7 408 5 396 5 394 0 391 1 392 Z N"/>
        </draw:custom-shape>
        <draw:custom-shape draw:style-name="gr6" draw:text-style-name="P1" draw:layer="backgroundobjects" svg:width="0.642cm" svg:height="0.812cm" draw:transform="rotate (-0.241029969701558) translate (1.292cm 16.484cm)">
          <text:p text:style-name="P2"/>
          <draw:enhanced-geometry svg:viewBox="0 0 109 156" draw:type="non-primitive" draw:enhanced-path="M 0 0 L 5 1 18 5 37 12 58 24 78 44 96 71 107 108 109 156 105 156 99 156 93 156 87 154 81 153 74 150 66 145 58 139 53 126 53 111 56 96 59 80 56 62 48 43 31 23 0 0 Z N"/>
        </draw:custom-shape>
        <draw:custom-shape draw:style-name="gr6" draw:text-style-name="P1" draw:layer="backgroundobjects" svg:width="0.321cm" svg:height="0.209cm" draw:transform="rotate (-0.241029969701558) translate (1.333cm 17.427cm)">
          <text:p text:style-name="P2"/>
          <draw:enhanced-geometry svg:viewBox="0 0 54 40" draw:type="non-primitive" draw:enhanced-path="M 0 0 L 1 1 6 3 13 8 21 12 29 15 38 17 46 18 54 16 53 25 50 33 44 38 37 40 28 39 19 32 10 20 0 0 Z N"/>
        </draw:custom-shape>
        <draw:custom-shape draw:style-name="gr6" draw:text-style-name="P1" draw:layer="backgroundobjects" svg:width="0.573cm" svg:height="1.017cm" svg:x="0.064cm" svg:y="19.98cm">
          <text:p text:style-name="P2"/>
          <draw:enhanced-geometry svg:viewBox="0 0 118 209" draw:type="non-primitive" draw:enhanced-path="M 0 0 L 6 8 15 19 26 33 38 51 54 72 67 94 79 119 87 146 94 175 91 209 118 209 117 177 104 119 82 69 47 27 0 0 Z N"/>
        </draw:custom-shape>
        <draw:custom-shape draw:style-name="gr6" draw:text-style-name="P1" draw:layer="backgroundobjects" svg:width="0.632cm" svg:height="0.622cm" svg:x="0.01cm" svg:y="19.29cm">
          <text:p text:style-name="P2"/>
          <draw:enhanced-geometry svg:viewBox="0 0 130 128" draw:type="non-primitive" draw:enhanced-path="M 103 0 L 130 128 125 126 111 121 92 111 68 103 41 94 19 90 0 93 0 72 12 70 24 66 38 66 51 67 65 70 78 78 81 74 81 58 82 37 82 29 80 29 77 27 76 22 75 19 76 15 79 10 89 6 103 0 Z N"/>
        </draw:custom-shape>
        <draw:custom-shape draw:style-name="gr6" draw:text-style-name="P1" draw:layer="backgroundobjects" svg:width="0.228cm" svg:height="0.417cm" svg:x="0.01cm" svg:y="19.198cm">
          <text:p text:style-name="P2"/>
          <draw:enhanced-geometry svg:viewBox="0 0 47 86" draw:type="non-primitive" draw:enhanced-path="M 37 0 L 15 37 0 59 0 86 8 82 20 73 33 63 42 51 47 36 46 19 37 0 Z N"/>
        </draw:custom-shape>
        <draw:custom-shape draw:style-name="gr6" draw:text-style-name="P1" draw:layer="backgroundobjects" svg:width="2.416cm" svg:height="3.597cm" svg:x="0.01cm" svg:y="15.746cm">
          <text:p text:style-name="P2"/>
          <draw:enhanced-geometry svg:viewBox="0 0 497 740" draw:type="non-primitive" draw:enhanced-path="M 0 13 L 41 4 101 0 170 4 248 21 323 50 382 90 428 141 463 199 485 262 496 327 497 396 487 462 470 527 443 586 406 639 364 683 315 715 259 736 198 740 131 727 167 728 204 718 238 700 272 670 304 635 333 594 358 549 381 500 396 449 408 397 414 346 412 296 402 251 384 208 357 172 320 142 260 107 203 82 154 65 108 56 68 55 32 61 0 70 0 13 Z N"/>
        </draw:custom-shape>
        <draw:custom-shape draw:style-name="gr7" draw:text-style-name="P1" draw:layer="backgroundobjects" svg:width="1.673cm" svg:height="1.19cm" draw:transform="rotate (-0.460766922527603) translate (0.459cm 1.684cm)">
          <text:p text:style-name="P2"/>
          <draw:enhanced-geometry svg:viewBox="0 0 257 237" draw:type="non-primitive" draw:enhanced-path="M 0 0 L 0 25 3 50 6 75 11 98 18 119 27 141 38 161 51 178 67 194 86 208 106 219 131 228 158 234 188 237 220 236 257 232 224 227 195 220 170 212 148 204 128 193 112 182 97 169 84 155 72 141 61 125 52 107 43 88 33 69 23 47 12 24 0 0 Z N"/>
        </draw:custom-shape>
        <draw:custom-shape draw:style-name="gr7" draw:text-style-name="P1" draw:layer="backgroundobjects" svg:width="0.812cm" svg:height="0.559cm" draw:transform="rotate (-0.460766922527603) translate (1.353cm 3.525cm)">
          <text:p text:style-name="P2"/>
          <draw:enhanced-geometry svg:viewBox="0 0 124 110" draw:type="non-primitive" draw:enhanced-path="M 77 0 L 124 108 120 107 107 105 89 101 68 99 45 97 25 98 9 102 0 110 4 98 8 89 16 82 25 76 36 72 47 71 59 71 72 74 73 71 70 56 67 38 65 30 63 30 61 29 59 26 57 23 57 19 59 14 66 8 77 0 Z N"/>
        </draw:custom-shape>
        <draw:custom-shape draw:style-name="gr7" draw:text-style-name="P1" draw:layer="backgroundobjects" svg:width="0.714cm" svg:height="0.778cm" draw:transform="rotate (-0.460766922527603) translate (3.011cm 1.273cm)">
          <text:p text:style-name="P2"/>
          <draw:enhanced-geometry svg:viewBox="0 0 109 156" draw:type="non-primitive" draw:enhanced-path="M 0 0 L 5 1 18 5 37 12 58 24 78 44 96 71 107 108 109 156 105 156 99 156 93 156 87 154 81 153 74 150 66 145 58 139 53 126 53 111 56 96 59 80 56 62 48 43 31 23 0 0 Z N"/>
        </draw:custom-shape>
        <draw:custom-shape draw:style-name="gr7" draw:text-style-name="P1" draw:layer="backgroundobjects" svg:width="0.301cm" svg:height="0.471cm" draw:transform="rotate (-0.460766922527603) translate (1.278cm 3.464cm)">
          <text:p text:style-name="P2"/>
          <draw:enhanced-geometry svg:viewBox="0 0 46 94" draw:type="non-primitive" draw:enhanced-path="M 31 0 L 20 38 15 62 11 79 0 94 12 88 23 80 32 69 40 57 45 44 46 30 42 15 31 0 Z N"/>
        </draw:custom-shape>
        <draw:custom-shape draw:style-name="gr7" draw:text-style-name="P1" draw:layer="backgroundobjects" svg:width="0.35cm" svg:height="0.199cm" draw:transform="rotate (-0.460766922527603) translate (2.916cm 2.199cm)">
          <text:p text:style-name="P2"/>
          <draw:enhanced-geometry svg:viewBox="0 0 54 40" draw:type="non-primitive" draw:enhanced-path="M 0 0 L 1 1 6 3 13 8 21 12 29 15 38 17 46 18 54 16 53 25 50 33 44 38 37 40 28 39 19 32 10 20 0 0 Z N"/>
        </draw:custom-shape>
        <draw:custom-shape draw:style-name="gr7" draw:text-style-name="P1" draw:layer="backgroundobjects" svg:width="1.751cm" svg:height="3.159cm" svg:x="0.01cm" svg:y="4.308cm">
          <text:p text:style-name="P2"/>
          <draw:enhanced-geometry svg:viewBox="0 0 360 650" draw:type="non-primitive" draw:enhanced-path="M 264 0 L 269 9 277 22 286 39 297 58 309 83 319 108 329 136 333 163 336 193 332 223 323 255 310 285 287 315 257 343 218 370 167 396 111 425 69 457 35 490 12 526 0 553 0 650 6 628 19 594 43 551 76 503 125 454 190 408 275 365 308 342 335 305 352 255 360 201 356 144 341 88 311 39 264 0 Z N"/>
        </draw:custom-shape>
        <draw:custom-shape draw:style-name="gr7" draw:text-style-name="P1" draw:layer="backgroundobjects" svg:width="3.908cm" svg:height="3.336cm" draw:transform="rotate (-0.460766922527603) translate (1.227cm -0.286cm)">
          <text:p text:style-name="P2"/>
          <draw:enhanced-geometry svg:viewBox="0 0 596 666" draw:type="non-primitive" draw:enhanced-path="M 22 372 L 16 370 10 360 6 341 1 318 0 289 0 257 4 222 13 187 25 151 45 116 69 84 101 55 142 31 190 13 247 2 314 0 380 9 436 33 484 68 524 113 554 165 577 222 591 284 596 347 595 409 585 469 566 525 540 574 507 615 465 645 417 663 360 666 389 659 417 642 441 617 463 583 482 544 497 501 509 454 517 404 520 355 519 305 514 258 502 213 485 174 462 139 433 112 397 93 341 75 290 65 246 61 207 63 174 71 146 84 121 101 101 123 84 149 69 176 57 206 48 239 40 272 33 305 28 339 22 372 Z N"/>
        </draw:custom-shape>
      </draw:g>
      <draw:frame presentation:style-name="pr1" draw:text-style-name="P3" draw:layer="backgroundobjects" svg:width="25.244cm" svg:height="4.026cm" svg:x="1.355cm" svg:y="0.314cm" presentation:class="title">
        <draw:text-box>
          <text:p text:style-name="P2">請按一下鼠標，編輯標題文的格式。</text:p>
        </draw:text-box>
      </draw:frame>
      <draw:frame presentation:style-name="pr2" draw:text-style-name="P10" draw:layer="backgroundobjects" svg:width="25.2cm" svg:height="13.646cm" svg:x="1.4cm" svg:y="4.9cm" presentation:class="outline">
        <draw:text-box>
          <text:list text:style-name="L2">
            <text:list-item>
              <text:p text:style-name="P4">Click to edit the outline text format</text:p>
            </text:list-item>
          </text:list>
          <text:list text:style-name="L2">
            <text:list-item>
              <text:list>
                <text:list-item>
                  <text:p text:style-name="P5">Second Outline Level</text:p>
                </text:list-item>
              </text:list>
            </text:list-item>
          </text:list>
          <text:list text:style-name="L2">
            <text:list-item>
              <text:list>
                <text:list-item>
                  <text:list>
                    <text:list-item>
                      <text:p text:style-name="P6">Third Outline Level</text:p>
                    </text:list-item>
                  </text:list>
                </text:list-item>
              </text:list>
            </text:list-item>
          </text:list>
          <text:list text:style-name="L2">
            <text:list-item>
              <text:list>
                <text:list-item>
                  <text:list>
                    <text:list-item>
                      <text:list>
                        <text:list-item>
                          <text:p text:style-name="P7">Fourth Outline Level</text:p>
                        </text:list-item>
                      </text:list>
                    </text:list-item>
                  </text:list>
                </text:list-item>
              </text:list>
            </text:list-item>
          </text:list>
          <text:list text:style-name="L2">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8">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8">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8">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9">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1" draw:layer="backgroundobjects" svg:width="6.534cm" svg:height="1.401cm" svg:x="1.398cm" svg:y="19.118cm" presentation:class="date-time">
        <draw:text-box>
          <text:p text:style-name="P11"><text:span text:style-name="T1"><presentation:date-time/></text:span></text:p>
        </draw:text-box>
      </draw:frame>
      <draw:frame presentation:style-name="pr4" draw:text-style-name="P12" draw:layer="backgroundobjects" svg:width="8.867cm" svg:height="1.401cm" svg:x="9.566cm" svg:y="19.133cm" presentation:class="footer">
        <draw:text-box>
          <text:p text:style-name="P12"><text:span text:style-name="T1"><presentation:footer/></text:span></text:p>
        </draw:text-box>
      </draw:frame>
      <draw:frame draw:style-name="gr8" draw:text-style-name="P13" draw:layer="backgroundobjects" svg:width="2.104cm" svg:height="0.644cm" svg:x="0.858cm" svg:y="0.247cm">
        <draw:text-box>
          <text:p text:style-name="P13"><text:span text:style-name="T1">P.</text:span><text:span text:style-name="T1"><text:page-number>&lt;編號&gt;</text:page-number></text:span></text:p>
        </draw:text-box>
      </draw:frame>
      <presentation:notes style:page-layout-name="PM2">
        <draw:page-thumbnail presentation:style-name="標準-title" draw:layer="backgroundobjects" svg:width="11.023cm" svg:height="11.692cm" svg:x="0cm" svg:y="0cm" presentation:class="page"/>
        <draw:frame presentation:style-name="標準-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Win32 OpenOffice.org_project/680m18$Build-9161</meta:generator>
    <meta:initial-creator>春男 洪</meta:initial-creator>
    <meta:creation-date>2004-09-27T15:59:36</meta:creation-date>
    <dc:creator>chunnan hung</dc:creator>
    <dc:date>2007-11-12T05:46:33</dc:date>
    <dc:language>en-US</dc:language>
    <meta:editing-cycles>62</meta:editing-cycles>
    <meta:editing-duration>P1DT0H34M6S</meta:editing-duration>
    <meta:user-defined meta:name="Info 1"/>
    <meta:user-defined meta:name="Info 2"/>
    <meta:user-defined meta:name="Info 3"/>
    <meta:user-defined meta:name="Info 4"/>
    <meta:document-statistic meta:object-count="86"/>
  </office:meta>
</office:document-meta>
</file>

<file path=Object 1/content.xml><?xml version="1.0" encoding="utf-8"?>
<!DOCTYPE math  PUBLIC '-//OpenOffice.org//DTD Modified W3C MathML 1.01//EN'  'math.dtd'>
<math:math xmlns:math="http://www.w3.org/1998/Math/MathML">
  <math:semantics>
    <math:mtable>
      <math:mtr>
        <math:mtd>
          <math:mn>0</math:mn>
        </math:mtd>
        <math:mtd>
          <math:mn>1</math:mn>
        </math:mtd>
        <math:mtd>
          <math:mn>0</math:mn>
        </math:mtd>
        <math:mtd>
          <math:mn>0</math:mn>
        </math:mtd>
        <math:mtd>
          <math:mn>0</math:mn>
        </math:mtd>
        <math:mtd>
          <math:mn>1</math:mn>
        </math:mtd>
        <math:mtd>
          <math:mn>1</math:mn>
        </math:mtd>
        <math:mtd>
          <math:mn>0</math:mn>
        </math:mtd>
        <math:mtd>
          <math:mn>0</math:mn>
        </math:mtd>
        <math:mtd>
          <math:mn>0</math:mn>
        </math:mtd>
        <math:mtd>
          <math:mn>1</math:mn>
        </math:mtd>
        <math:mtd>
          <math:mn>1</math:mn>
        </math:mtd>
        <math:mtd>
          <math:mn>1</math:mn>
        </math:mtd>
        <math:mtd>
          <math:mn>1</math:mn>
        </math:mtd>
        <math:mtd>
          <math:mn>1</math:mn>
        </math:mtd>
      </math:mtr>
      <math:mtr>
        <math:mtd>
          <math:mn>1</math:mn>
        </math:mtd>
        <math:mtd>
          <math:mn>0</math:mn>
        </math:mtd>
        <math:mtd>
          <math:mn>0</math:mn>
        </math:mtd>
        <math:mtd>
          <math:mn>0</math:mn>
        </math:mtd>
        <math:mtd>
          <math:mn>1</math:mn>
        </math:mtd>
        <math:mtd>
          <math:mn>1</math:mn>
        </math:mtd>
        <math:mtd>
          <math:mn>0</math:mn>
        </math:mtd>
        <math:mtd>
          <math:mn>1</math:mn>
        </math:mtd>
        <math:mtd>
          <math:mn>1</math:mn>
        </math:mtd>
        <math:mtd>
          <math:mn>1</math:mn>
        </math:mtd>
        <math:mtd>
          <math:mn>0</math:mn>
        </math:mtd>
        <math:mtd>
          <math:mn>0</math:mn>
        </math:mtd>
        <math:mtd>
          <math:mn>1</math:mn>
        </math:mtd>
        <math:mtd>
          <math:mn>1</math:mn>
        </math:mtd>
        <math:mtd>
          <math:mn>1</math:mn>
        </math:mtd>
      </math:mtr>
      <math:mtr>
        <math:mtd>
          <math:mn>0</math:mn>
        </math:mtd>
        <math:mtd>
          <math:mn>1</math:mn>
        </math:mtd>
        <math:mtd>
          <math:mn>1</math:mn>
        </math:mtd>
        <math:mtd>
          <math:mn>0</math:mn>
        </math:mtd>
        <math:mtd>
          <math:mn>0</math:mn>
        </math:mtd>
        <math:mtd>
          <math:mn>0</math:mn>
        </math:mtd>
        <math:mtd>
          <math:mn>0</math:mn>
        </math:mtd>
        <math:mtd>
          <math:mn>1</math:mn>
        </math:mtd>
        <math:mtd>
          <math:mn>1</math:mn>
        </math:mtd>
        <math:mtd>
          <math:mn>1</math:mn>
        </math:mtd>
        <math:mtd>
          <math:mn>1</math:mn>
        </math:mtd>
        <math:mtd>
          <math:mn>0</math:mn>
        </math:mtd>
        <math:mtd>
          <math:mn>0</math:mn>
        </math:mtd>
        <math:mtd>
          <math:mn>1</math:mn>
        </math:mtd>
        <math:mtd>
          <math:mn>1</math:mn>
        </math:mtd>
      </math:mtr>
      <math:mtr>
        <math:mtd>
          <math:mn>1</math:mn>
        </math:mtd>
        <math:mtd>
          <math:mn>1</math:mn>
        </math:mtd>
        <math:mtd>
          <math:mn>0</math:mn>
        </math:mtd>
        <math:mtd>
          <math:mn>1</math:mn>
        </math:mtd>
        <math:mtd>
          <math:mn>1</math:mn>
        </math:mtd>
        <math:mtd>
          <math:mn>1</math:mn>
        </math:mtd>
        <math:mtd>
          <math:mn>1</math:mn>
        </math:mtd>
        <math:mtd>
          <math:mn>0</math:mn>
        </math:mtd>
        <math:mtd>
          <math:mn>1</math:mn>
        </math:mtd>
        <math:mtd>
          <math:mn>1</math:mn>
        </math:mtd>
        <math:mtd>
          <math:mn>0</math:mn>
        </math:mtd>
        <math:mtd>
          <math:mn>1</math:mn>
        </math:mtd>
        <math:mtd>
          <math:mn>1</math:mn>
        </math:mtd>
        <math:mtd>
          <math:mn>0</math:mn>
        </math:mtd>
        <math:mtd>
          <math:mn>0</math:mn>
        </math:mtd>
      </math:mtr>
      <math:mtr>
        <math:mtd>
          <math:mn>1</math:mn>
        </math:mtd>
        <math:mtd>
          <math:mn>1</math:mn>
        </math:mtd>
        <math:mtd>
          <math:mn>0</math:mn>
        </math:mtd>
        <math:mtd>
          <math:mn>1</math:mn>
        </math:mtd>
        <math:mtd>
          <math:mn>0</math:mn>
        </math:mtd>
        <math:mtd>
          <math:mn>0</math:mn>
        </math:mtd>
        <math:mtd>
          <math:mn>1</math:mn>
        </math:mtd>
        <math:mtd>
          <math:mn>0</math:mn>
        </math:mtd>
        <math:mtd>
          <math:mn>1</math:mn>
        </math:mtd>
        <math:mtd>
          <math:mn>1</math:mn>
        </math:mtd>
        <math:mtd>
          <math:mn>1</math:mn>
        </math:mtd>
        <math:mtd>
          <math:mn>1</math:mn>
        </math:mtd>
        <math:mtd>
          <math:mn>1</math:mn>
        </math:mtd>
        <math:mtd>
          <math:mn>1</math:mn>
        </math:mtd>
        <math:mtd>
          <math:mn>1</math:mn>
        </math:mtd>
      </math:mtr>
      <math:mtr>
        <math:mtd>
          <math:mn>0</math:mn>
        </math:mtd>
        <math:mtd>
          <math:mn>0</math:mn>
        </math:mtd>
        <math:mtd>
          <math:mn>1</math:mn>
        </math:mtd>
        <math:mtd>
          <math:mn>1</math:mn>
        </math:mtd>
        <math:mtd>
          <math:mn>0</math:mn>
        </math:mtd>
        <math:mtd>
          <math:mn>1</math:mn>
        </math:mtd>
        <math:mtd>
          <math:mn>1</math:mn>
        </math:mtd>
        <math:mtd>
          <math:mn>1</math:mn>
        </math:mtd>
        <math:mtd>
          <math:mn>0</math:mn>
        </math:mtd>
        <math:mtd>
          <math:mn>1</math:mn>
        </math:mtd>
        <math:mtd>
          <math:mn>0</math:mn>
        </math:mtd>
        <math:mtd>
          <math:mn>0</math:mn>
        </math:mtd>
        <math:mtd>
          <math:mn>1</math:mn>
        </math:mtd>
        <math:mtd>
          <math:mn>0</math:mn>
        </math:mtd>
        <math:mtd>
          <math:mn>1</math:mn>
        </math:mtd>
      </math:mtr>
      <math:mtr>
        <math:mtd>
          <math:mn>0</math:mn>
        </math:mtd>
        <math:mtd>
          <math:mn>0</math:mn>
        </math:mtd>
        <math:mtd>
          <math:mn>1</math:mn>
        </math:mtd>
        <math:mtd>
          <math:mn>1</math:mn>
        </math:mtd>
        <math:mtd>
          <math:mn>0</math:mn>
        </math:mtd>
        <math:mtd>
          <math:mn>1</math:mn>
        </math:mtd>
        <math:mtd>
          <math:mn>1</math:mn>
        </math:mtd>
        <math:mtd>
          <math:mn>1</math:mn>
        </math:mtd>
        <math:mtd>
          <math:mn>0</math:mn>
        </math:mtd>
        <math:mtd>
          <math:mn>1</math:mn>
        </math:mtd>
        <math:mtd>
          <math:mn>0</math:mn>
        </math:mtd>
        <math:mtd>
          <math:mn>0</math:mn>
        </math:mtd>
        <math:mtd>
          <math:mn>1</math:mn>
        </math:mtd>
        <math:mtd>
          <math:mn>0</math:mn>
        </math:mtd>
        <math:mtd>
          <math:mn>1</math:mn>
        </math:mtd>
      </math:mtr>
      <math:mtr>
        <math:mtd>
          <math:mn>0</math:mn>
        </math:mtd>
        <math:mtd>
          <math:mn>1</math:mn>
        </math:mtd>
        <math:mtd>
          <math:mn>1</math:mn>
        </math:mtd>
        <math:mtd>
          <math:mn>1</math:mn>
        </math:mtd>
        <math:mtd>
          <math:mn>1</math:mn>
        </math:mtd>
        <math:mtd>
          <math:mn>0</math:mn>
        </math:mtd>
        <math:mtd>
          <math:mn>0</math:mn>
        </math:mtd>
        <math:mtd>
          <math:mn>1</math:mn>
        </math:mtd>
        <math:mtd>
          <math:mn>1</math:mn>
        </math:mtd>
        <math:mtd>
          <math:mn>1</math:mn>
        </math:mtd>
        <math:mtd>
          <math:mn>1</math:mn>
        </math:mtd>
        <math:mtd>
          <math:mn>1</math:mn>
        </math:mtd>
        <math:mtd>
          <math:mn>1</math:mn>
        </math:mtd>
        <math:mtd>
          <math:mn>1</math:mn>
        </math:mtd>
        <math:mtd>
          <math:mn>1</math:mn>
        </math:mtd>
      </math:mtr>
      <math:mtr>
        <math:mtd>
          <math:mn>0</math:mn>
        </math:mtd>
        <math:mtd>
          <math:mn>0</math:mn>
        </math:mtd>
        <math:mtd>
          <math:mn>1</math:mn>
        </math:mtd>
        <math:mtd>
          <math:mn>1</math:mn>
        </math:mtd>
        <math:mtd>
          <math:mn>0</math:mn>
        </math:mtd>
        <math:mtd>
          <math:mn>1</math:mn>
        </math:mtd>
        <math:mtd>
          <math:mn>1</math:mn>
        </math:mtd>
        <math:mtd>
          <math:mn>0</math:mn>
        </math:mtd>
        <math:mtd>
          <math:mn>1</math:mn>
        </math:mtd>
        <math:mtd>
          <math:mn>1</math:mn>
        </math:mtd>
        <math:mtd>
          <math:mn>1</math:mn>
        </math:mtd>
        <math:mtd>
          <math:mn>1</math:mn>
        </math:mtd>
        <math:mtd>
          <math:mn>1</math:mn>
        </math:mtd>
        <math:mtd>
          <math:mn>0</math:mn>
        </math:mtd>
        <math:mtd>
          <math:mn>1</math:mn>
        </math:mtd>
      </math:mtr>
      <math:mtr>
        <math:mtd>
          <math:mn>1</math:mn>
        </math:mtd>
        <math:mtd>
          <math:mn>1</math:mn>
        </math:mtd>
        <math:mtd>
          <math:mn>0</math:mn>
        </math:mtd>
        <math:mtd>
          <math:mn>0</math:mn>
        </math:mtd>
        <math:mtd>
          <math:mn>0</math:mn>
        </math:mtd>
        <math:mtd>
          <math:mn>1</math:mn>
        </math:mtd>
        <math:mtd>
          <math:mn>1</math:mn>
        </math:mtd>
        <math:mtd>
          <math:mn>0</math:mn>
        </math:mtd>
        <math:mtd>
          <math:mn>1</math:mn>
        </math:mtd>
        <math:mtd>
          <math:mn>1</math:mn>
        </math:mtd>
        <math:mtd>
          <math:mn>0</math:mn>
        </math:mtd>
        <math:mtd>
          <math:mn>0</math:mn>
        </math:mtd>
        <math:mtd>
          <math:mn>0</math:mn>
        </math:mtd>
        <math:mtd>
          <math:mn>0</math:mn>
        </math:mtd>
        <math:mtd>
          <math:mn>0</math:mn>
        </math:mtd>
      </math:mtr>
      <math:mtr>
        <math:mtd>
          <math:mn>0</math:mn>
        </math:mtd>
        <math:mtd>
          <math:mn>0</math:mn>
        </math:mtd>
        <math:mtd>
          <math:mn>1</math:mn>
        </math:mtd>
        <math:mtd>
          <math:mn>1</math:mn>
        </math:mtd>
        <math:mtd>
          <math:mn>1</math:mn>
        </math:mtd>
        <math:mtd>
          <math:mn>1</math:mn>
        </math:mtd>
        <math:mtd>
          <math:mn>1</math:mn>
        </math:mtd>
        <math:mtd>
          <math:mn>0</math:mn>
        </math:mtd>
        <math:mtd>
          <math:mn>0</math:mn>
        </math:mtd>
        <math:mtd>
          <math:mn>0</math:mn>
        </math:mtd>
        <math:mtd>
          <math:mn>1</math:mn>
        </math:mtd>
        <math:mtd>
          <math:mn>1</math:mn>
        </math:mtd>
        <math:mtd>
          <math:mn>1</math:mn>
        </math:mtd>
        <math:mtd>
          <math:mn>1</math:mn>
        </math:mtd>
        <math:mtd>
          <math:mn>0</math:mn>
        </math:mtd>
      </math:mtr>
      <math:mtr>
        <math:mtd>
          <math:mn>0</math:mn>
        </math:mtd>
        <math:mtd>
          <math:mn>1</math:mn>
        </math:mtd>
        <math:mtd>
          <math:mn>0</math:mn>
        </math:mtd>
        <math:mtd>
          <math:mn>0</math:mn>
        </math:mtd>
        <math:mtd>
          <math:mn>1</math:mn>
        </math:mtd>
        <math:mtd>
          <math:mn>1</math:mn>
        </math:mtd>
        <math:mtd>
          <math:mn>1</math:mn>
        </math:mtd>
        <math:mtd>
          <math:mn>1</math:mn>
        </math:mtd>
        <math:mtd>
          <math:mn>1</math:mn>
        </math:mtd>
        <math:mtd>
          <math:mn>0</math:mn>
        </math:mtd>
        <math:mtd>
          <math:mn>1</math:mn>
        </math:mtd>
        <math:mtd>
          <math:mn>1</math:mn>
        </math:mtd>
        <math:mtd>
          <math:mn>1</math:mn>
        </math:mtd>
        <math:mtd>
          <math:mn>1</math:mn>
        </math:mtd>
        <math:mtd>
          <math:mn>0</math:mn>
        </math:mtd>
      </math:mtr>
    </math:mtable>
    <math:annotation math:encoding="StarMath 5.0">matrix{
0 # 1 # 0 # 0 # 0 # 1 # 1 # 0 # 0 # 0 # 1 # 1 # 1 # 1 # 1 ## 
1 # 0 # 0 # 0 # 1 # 1 # 0 # 1 # 1 # 1 # 0 # 0 # 1 # 1 # 1 ##
0 # 1 # 1 # 0 # 0 # 0 # 0 # 1 # 1 # 1 # 1 # 0 # 0 # 1 # 1 ##
1 # 1 # 0 # 1 # 1 # 1 # 1 # 0 # 1 # 1 # 0 # 1 # 1 # 0 # 0 ##
1 # 1 # 0 # 1 # 0 # 0 # 1 # 0 # 1 # 1 # 1 # 1 # 1 # 1 # 1 ##
0 # 0 # 1 # 1 # 0 # 1 # 1 # 1 # 0 # 1 # 0 # 0 # 1 # 0 # 1 ##
0 # 0 # 1 # 1 # 0 # 1 # 1 # 1 # 0 # 1 # 0 # 0 # 1 # 0 # 1 ##
0 # 1 # 1 # 1 # 1 # 0 # 0 # 1 # 1 # 1 # 1 # 1 # 1 # 1 # 1 ##
0 # 0 # 1 # 1 # 0 # 1 # 1 # 0 # 1 # 1 # 1 # 1 # 1 # 0 # 1 ##
1 # 1 # 0 # 0 # 0 # 1 # 1 # 0 # 1 # 1 # 0 # 0 # 0 # 0 # 0 ##
0 # 0 # 1 # 1 # 1 # 1 # 1 # 0 # 0 # 0 # 1 # 1 # 1 # 1 # 0 ##
0 # 1 # 0 # 0 # 1 # 1 # 1 # 1 # 1 # 0 # 1 # 1 # 1 # 1 # 0
} </math:annotation>
  </math:semantics>
</math:math>
</file>

<file path=Object 2/content.xml><?xml version="1.0" encoding="utf-8"?>
<!DOCTYPE math  PUBLIC '-//OpenOffice.org//DTD Modified W3C MathML 1.01//EN'  'math.dtd'>
<math:math xmlns:math="http://www.w3.org/1998/Math/MathML">
  <math:semantics>
    <math:mtable>
      <math:mtr>
        <math:mtd>
          <math:mi>q</math:mi>
        </math:mtd>
        <math:mtd>
          <math:mrow>
            <math:mi math:fontstyle="italic">move</math:mi>
            <math:mfenced math:open="[" math:close="]">
              <math:mi>q</math:mi>
            </math:mfenced>
            <math:mi>.</math:mi>
            <math:mi>a</math:mi>
          </math:mrow>
        </math:mtd>
        <math:mtd>
          <math:mrow>
            <math:mi math:fontstyle="italic">move</math:mi>
            <math:mfenced math:open="[" math:close="]">
              <math:mi>q</math:mi>
            </math:mfenced>
            <math:mi>.</math:mi>
            <math:mi>b</math:mi>
          </math:mrow>
        </math:mtd>
      </math:mtr>
      <math:mtr>
        <math:mtd>
          <math:mi>N</math:mi>
        </math:mtd>
        <math:mtd>
          <math:mrow>
            <math:mo math:stretchy="false">−</math:mo>
            <math:mn>1</math:mn>
          </math:mrow>
        </math:mtd>
        <math:mtd>
          <math:mn>0</math:mn>
        </math:mtd>
      </math:mtr>
      <math:mtr>
        <math:mtd>
          <math:mi math:fontstyle="italic">NE</math:mi>
        </math:mtd>
        <math:mtd>
          <math:mrow>
            <math:mo math:stretchy="false">−</math:mo>
            <math:mn>1</math:mn>
          </math:mrow>
        </math:mtd>
        <math:mtd>
          <math:mn>1</math:mn>
        </math:mtd>
      </math:mtr>
      <math:mtr>
        <math:mtd>
          <math:mi>E</math:mi>
        </math:mtd>
        <math:mtd>
          <math:mn>0</math:mn>
        </math:mtd>
        <math:mtd>
          <math:mn>1</math:mn>
        </math:mtd>
      </math:mtr>
      <math:mtr>
        <math:mtd>
          <math:mi math:fontstyle="italic">SE</math:mi>
        </math:mtd>
        <math:mtd>
          <math:mn>1</math:mn>
        </math:mtd>
        <math:mtd>
          <math:mn>1</math:mn>
        </math:mtd>
      </math:mtr>
      <math:mtr>
        <math:mtd>
          <math:mi>S</math:mi>
        </math:mtd>
        <math:mtd>
          <math:mn>1</math:mn>
        </math:mtd>
        <math:mtd>
          <math:mn>0</math:mn>
        </math:mtd>
      </math:mtr>
      <math:mtr>
        <math:mtd>
          <math:mi math:fontstyle="italic">SW</math:mi>
        </math:mtd>
        <math:mtd>
          <math:mn>1</math:mn>
        </math:mtd>
        <math:mtd>
          <math:mrow>
            <math:mo math:stretchy="false">−</math:mo>
            <math:mn>1</math:mn>
          </math:mrow>
        </math:mtd>
      </math:mtr>
      <math:mtr>
        <math:mtd>
          <math:mi>W</math:mi>
        </math:mtd>
        <math:mtd>
          <math:mn>0</math:mn>
        </math:mtd>
        <math:mtd>
          <math:mrow>
            <math:mo math:stretchy="false">−</math:mo>
            <math:mn>1</math:mn>
          </math:mrow>
        </math:mtd>
      </math:mtr>
      <math:mtr>
        <math:mtd>
          <math:mi math:fontstyle="italic">NW</math:mi>
        </math:mtd>
        <math:mtd>
          <math:mrow>
            <math:mo math:stretchy="false">−</math:mo>
            <math:mn>1</math:mn>
          </math:mrow>
        </math:mtd>
        <math:mtd>
          <math:mrow>
            <math:mo math:stretchy="false">−</math:mo>
            <math:mn>1</math:mn>
          </math:mrow>
        </math:mtd>
      </math:mtr>
    </math:mtable>
    <math:annotation math:encoding="StarMath 5.0">matrix{
q # move left [ q right ].a # move left [ q right ].b ##
N # -1 # 0 ##
NE # -1 # 1 ##
E # 0 # 1 ##
SE # 1 # 1 ##
S # 1 # 0 ##
SW # 1 # -1 ##
W # 0 # -1 ##
NW # -1 # -1
} </math:annotation>
  </math:semantics>
</math:math>
</file>